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5339in"/>
    </style:style>
    <style:style style:name="co4" style:family="table-column">
      <style:table-column-properties fo:break-before="auto" style:column-width="3.9598in"/>
    </style:style>
    <style:style style:name="co5" style:family="table-column">
      <style:table-column-properties fo:break-before="auto" style:column-width="3.8945in"/>
    </style:style>
    <style:style style:name="co6" style:family="table-column">
      <style:table-column-properties fo:break-before="auto" style:column-width="0.8783in"/>
    </style:style>
    <style:style style:name="co7" style:family="table-column">
      <style:table-column-properties fo:break-before="auto" style:column-width="0.8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0000"/>
    </style:style>
    <style:style style:name="ce2" style:family="table-cell" style:parent-style-name="Default" style:data-style-name="N100">
      <style:table-cell-properties fo:background-color="#00ff00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fo:background-color="#00b8ff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none" fo:background-color="#ff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ackground-color="#00b8ff" fo:border-left="0.06pt solid #000000" fo:border-right="none" fo:border-top="none"/>
    </style:style>
    <style:style style:name="ce9" style:family="table-cell" style:parent-style-name="Default" style:data-style-name="N100">
      <style:table-cell-properties fo:border-bottom="none" fo:background-color="#00ff00" fo:border-left="0.06pt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00">
      <style:table-cell-properties fo:wrap-option="wrap"/>
    </style: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ff9966"/>
    </style:style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center"/>
    </style:style>
    <style:style style:name="ce21" style:family="table-cell" style:parent-style-name="Default" style:data-style-name="N100">
      <style:table-cell-properties fo:background-color="#ff0000"/>
      <style:text-properties style:use-window-font-color="true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8.9217in" svg:y1="7.5724in" svg:x2="8.8827in" svg:y2="7.539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ce6"/>
        <table:table-column table:style-name="co1" table:default-cell-style-name="ce11"/>
        <table:table-column table:style-name="co1" table:default-cell-style-name="Default"/>
        <table:table-column table:style-name="co4" table:default-cell-style-name="ce16"/>
        <table:table-column table:style-name="co5" table:default-cell-style-name="ce16"/>
        <table:table-row table:style-name="ro1" table:number-rows-repeated="6">
          <table:table-cell table:number-columns-repeated="16"/>
        </table:table-row>
        <table:table-row table:style-name="ro1">
          <table:table-cell office:value-type="string">
            <text:p>Turns from the 3 rev H.Earth/H.Mars spreadsheet.</text:p>
          </table:table-cell>
          <table:table-cell table:number-columns-repeated="15"/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table:style-name="ce1" office:value-type="string">
            <text:p>1981-05-26 12:00</text:p>
          </table:table-cell>
          <table:table-cell office:value-type="float" office:value="200.589">
            <text:p>200.589</text:p>
          </table:table-cell>
          <table:table-cell table:style-name="ce1" office:value-type="string">
            <text:p>1987-09-30 12:00</text:p>
          </table:table-cell>
          <table:table-cell office:value-type="float" office:value="199.502">
            <text:p>199.502</text:p>
          </table:table-cell>
          <table:table-cell table:style-name="ce2" office:value-type="string">
            <text:p>1994-02-14 12:00</text:p>
          </table:table-cell>
          <table:table-cell office:value-type="float" office:value="200.576">
            <text:p>200.576</text:p>
          </table:table-cell>
          <table:table-cell table:style-name="ce1" office:value-type="string">
            <text:p>2000-08-11 12:00</text:p>
          </table:table-cell>
          <table:table-cell table:style-name="ce4" office:value-type="float" office:value="200.116">
            <text:p>200.116</text:p>
          </table:table-cell>
          <table:table-cell table:style-name="ce2" office:value-type="string">
            <text:p>2006-12-01 12:00</text:p>
          </table:table-cell>
          <table:table-cell office:value-type="float" office:value="200.43">
            <text:p>200.43</text:p>
          </table:table-cell>
          <table:table-cell office:value-type="string">
            <text:p>NO TUR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1981-06-03 12:00</text:p>
          </table:table-cell>
          <table:table-cell office:value-type="float" office:value="203.756">
            <text:p>203.756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>
            <text:p>1981-06-15 12:00</text:p>
          </table:table-cell>
          <table:table-cell office:value-type="float" office:value="208.587">
            <text:p>208.587</text:p>
          </table:table-cell>
          <table:table-cell table:style-name="ce2" office:value-type="string">
            <text:p>1987-10-19 12:00</text:p>
          </table:table-cell>
          <table:table-cell office:value-type="float" office:value="209.912">
            <text:p>209.912</text:p>
          </table:table-cell>
          <table:table-cell table:style-name="ce1" office:value-type="string">
            <text:p>1994-03-11 12:00</text:p>
          </table:table-cell>
          <table:table-cell office:value-type="float" office:value="210.035">
            <text:p>210.035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" office:value-type="string">
            <text:p>2000-09-05 12:00</text:p>
          </table:table-cell>
          <table:table-cell office:value-type="float" office:value="212.982">
            <text:p>212.982</text:p>
          </table:table-cell>
          <table:table-cell table:style-name="ce2" office:value-type="string">
            <text:p>2006-12-26 12:00</text:p>
          </table:table-cell>
          <table:table-cell office:value-type="float" office:value="213.045">
            <text:p>213.045</text:p>
          </table:table-cell>
          <table:table-cell table:style-name="ce7" office:value-type="string">
            <text:p>2013-07-08 12:00</text:p>
          </table:table-cell>
          <table:table-cell office:value-type="float" office:value="213.113">
            <text:p>213.11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8" office:value-type="string">
            <text:p>2013-07-11 12:00</text:p>
          </table:table-cell>
          <table:table-cell office:value-type="float" office:value="214.423">
            <text:p>214.4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1981-07-08 12:00</text:p>
          </table:table-cell>
          <table:table-cell office:value-type="float" office:value="218.173">
            <text:p>218.173</text:p>
          </table:table-cell>
          <table:table-cell table:style-name="ce1" office:value-type="string">
            <text:p>1987-11-04 12:00</text:p>
          </table:table-cell>
          <table:table-cell office:value-type="float" office:value="218.774">
            <text:p>218.774</text:p>
          </table:table-cell>
          <table:table-cell table:style-name="ce2" office:value-type="string">
            <text:p>1994-04-07 12:00</text:p>
          </table:table-cell>
          <table:table-cell office:value-type="float" office:value="219.671">
            <text:p>219.671</text:p>
          </table:table-cell>
          <table:table-cell table:style-name="ce1" office:value-type="string">
            <text:p>2000-09-21 12:00</text:p>
          </table:table-cell>
          <table:table-cell office:value-type="float" office:value="221.467000000001">
            <text:p>221.467</text:p>
          </table:table-cell>
          <table:table-cell table:style-name="ce1" office:value-type="string">
            <text:p>2007-01-10 12:00</text:p>
          </table:table-cell>
          <table:table-cell office:value-type="float" office:value="220.38">
            <text:p>220.38</text:p>
          </table:table-cell>
          <table:table-cell table:style-name="ce7" office:value-type="string">
            <text:p>2013-07-26 12:00</text:p>
          </table:table-cell>
          <table:table-cell office:value-type="float" office:value="221.096">
            <text:p>221.09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1994-04-25 12:00</text:p>
          </table:table-cell>
          <table:table-cell office:value-type="float" office:value="225.872">
            <text:p>225.872</text:p>
          </table:table-cell>
          <table:table-cell table:style-name="ce2" office:value-type="string">
            <text:p>2000-10-02 12:00</text:p>
          </table:table-cell>
          <table:table-cell office:value-type="float" office:value="227.421">
            <text:p>227.421</text:p>
          </table:table-cell>
          <table:table-cell table:style-name="ce2" office:value-type="string">
            <text:p>2007-01-23 12:00</text:p>
          </table:table-cell>
          <table:table-cell office:value-type="float" office:value="226.562">
            <text:p>226.562</text:p>
          </table:table-cell>
          <table:table-cell table:style-name="ce9" office:value-type="string">
            <text:p>2013-08-02 12:00</text:p>
          </table:table-cell>
          <table:table-cell office:value-type="float" office:value="224.288">
            <text:p>224.288</text:p>
          </table:table-cell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2">
          <table:table-cell table:number-columns-repeated="3"/>
          <table:table-cell table:style-name="ce1" office:value-type="string">
            <text:p>1988-01-29 12:00</text:p>
          </table:table-cell>
          <table:table-cell office:value-type="float" office:value="265.911">
            <text:p>265.911</text:p>
          </table:table-cell>
          <table:table-cell table:style-name="ce1" office:value-type="string">
            <text:p>1994-08-10 12:00</text:p>
          </table:table-cell>
          <table:table-cell office:value-type="float" office:value="264.432">
            <text:p>264.432</text:p>
          </table:table-cell>
          <table:table-cell table:style-name="ce2" office:value-type="string">
            <text:p>2000-12-07 12:00</text:p>
          </table:table-cell>
          <table:table-cell office:value-type="float" office:value="264.647">
            <text:p>264.647</text:p>
          </table:table-cell>
          <table:table-cell table:style-name="ce2" office:value-type="string">
            <text:p>2007-04-26 12:00</text:p>
          </table:table-cell>
          <table:table-cell office:value-type="float" office:value="264.397">
            <text:p>264.397</text:p>
          </table:table-cell>
          <table:table-cell table:style-name="ce9" office:value-type="string">
            <text:p>2013-10-21 12:00</text:p>
          </table:table-cell>
          <table:table-cell table:style-name="ce12" office:value-type="float" office:value="264.475">
            <text:p>264.475</text:p>
          </table:table-cell>
          <table:table-cell table:style-name="ce15" office:value-type="string">
            <text:p>EXPECTED</text:p>
          </table:table-cell>
          <table:table-cell office:value-type="string">
            <text:p>(Possibl the 22nd)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1" office:value-type="string">
            <text:p>2000-12-15 12:00</text:p>
          </table:table-cell>
          <table:table-cell office:value-type="float" office:value="269.254">
            <text:p>269.254</text:p>
          </table:table-cell>
          <table:table-cell table:number-columns-repeated="4"/>
          <table:table-cell table:style-name="ce3" office:value-type="string">
            <text:p>WATCH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 office:value-type="string">
            <text:p>2000-12-22 12:00</text:p>
          </table:table-cell>
          <table:table-cell office:value-type="float" office:value="273.286">
            <text:p>273.286</text:p>
          </table:table-cell>
          <table:table-cell table:style-name="ce1" office:value-type="string">
            <text:p>2007-05-22 12:00</text:p>
          </table:table-cell>
          <table:table-cell office:value-type="float" office:value="273.155">
            <text:p>273.155</text:p>
          </table:table-cell>
          <table:table-cell table:style-name="ce7" office:value-type="string">
            <text:p>2013-11-06 12:00</text:p>
          </table:table-cell>
          <table:table-cell office:value-type="float" office:value="273.296">
            <text:p>273.296</text:p>
          </table:table-cell>
          <table:table-cell table:style-name="ce15" office:value-type="string">
            <text:p>EXPECTED</text:p>
          </table:table-cell>
          <table:table-cell office:value-type="string">
            <text:p>Only prev. two repeats had this turn.</text:p>
          </table:table-cell>
          <table:table-cell/>
        </table:table-row>
        <table:table-row table:style-name="ro3">
          <table:table-cell/>
          <table:table-cell table:style-name="ce2" office:value-type="string">
            <text:p>1981-11-09 12:00</text:p>
          </table:table-cell>
          <table:table-cell office:value-type="float" office:value="279.355">
            <text:p>279.355</text:p>
          </table:table-cell>
          <table:table-cell table:style-name="ce2" office:value-type="string">
            <text:p>1988-02-22 12:00</text:p>
          </table:table-cell>
          <table:table-cell office:value-type="float" office:value="278.133">
            <text:p>278.133</text:p>
          </table:table-cell>
          <table:table-cell table:style-name="ce2" office:value-type="string">
            <text:p>1994-09-07 12:00</text:p>
          </table:table-cell>
          <table:table-cell office:value-type="float" office:value="276.335">
            <text:p>276.335</text:p>
          </table:table-cell>
          <table:table-cell table:style-name="ce1" office:value-type="string">
            <text:p>2000-12-29 12:00</text:p>
          </table:table-cell>
          <table:table-cell office:value-type="float" office:value="277.314">
            <text:p>277.314</text:p>
          </table:table-cell>
          <table:table-cell table:style-name="ce3" table:number-columns-repeated="2"/>
          <table:table-cell table:style-name="ce9" office:value-type="string">
            <text:p>2013-11-13 12:00</text:p>
          </table:table-cell>
          <table:table-cell office:value-type="string">
            <text:p>277.5-ish</text:p>
          </table:table-cell>
          <table:table-cell table:style-name="ce15" office:value-type="string">
            <text:p>EXPECTED</text:p>
          </table:table-cell>
          <table:table-cell office:value-type="string">
            <text:p>13th to 14th. <text:s text:c="2"/>Wide range from previous repeats. <text:s/>The last repeat did not have this turn.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>
            <text:p>1994-09-15 12:00</text:p>
          </table:table-cell>
          <table:table-cell office:value-type="float" office:value="279.934">
            <text:p>279.934</text:p>
          </table:table-cell>
          <table:table-cell table:number-columns-repeated="2"/>
          <table:table-cell table:style-name="ce2" office:value-type="string">
            <text:p>2007-06-14 12:00</text:p>
          </table:table-cell>
          <table:table-cell office:value-type="float" office:value="280.592000000001">
            <text:p>280.592</text:p>
          </table:table-cell>
          <table:table-cell table:style-name="ce10" office:value-type="string">
            <text:p>2013-11-18 12:00</text:p>
          </table:table-cell>
          <table:table-cell office:value-type="float" office:value="280.046">
            <text:p>280.046</text:p>
          </table:table-cell>
          <table:table-cell table:style-name="ce3" office:value-type="string">
            <text:p>WATCH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1988-03-11 12:00</text:p>
          </table:table-cell>
          <table:table-cell office:value-type="float" office:value="286.811">
            <text:p>286.811</text:p>
          </table:table-cell>
          <table:table-cell table:style-name="ce2" office:value-type="string">
            <text:p>1994-09-26 12:00</text:p>
          </table:table-cell>
          <table:table-cell office:value-type="float" office:value="285.023999999999">
            <text:p>285.024</text:p>
          </table:table-cell>
          <table:table-cell table:style-name="ce2" office:value-type="string">
            <text:p>2001-01-11 12:00</text:p>
          </table:table-cell>
          <table:table-cell office:value-type="float" office:value="284.751">
            <text:p>284.751</text:p>
          </table:table-cell>
          <table:table-cell table:style-name="ce2" office:value-type="string">
            <text:p>2007-06-29 12:00</text:p>
          </table:table-cell>
          <table:table-cell office:value-type="float" office:value="285.416">
            <text:p>285.416</text:p>
          </table:table-cell>
          <table:table-cell table:style-name="ce7" office:value-type="string">
            <text:p>2013-11-28 12:00</text:p>
          </table:table-cell>
          <table:table-cell office:value-type="float" office:value="285.744">
            <text:p>285.744</text:p>
          </table:table-cell>
          <table:table-cell table:style-name="ce15" office:value-type="string">
            <text:p>EXPECTED</text:p>
          </table:table-cell>
          <table:table-cell office:value-type="string">
            <text:p>(28th to 29th)</text:p>
          </table:table-cell>
          <table:table-cell/>
        </table:table-row>
        <table:table-row table:style-name="ro4">
          <table:table-cell table:number-columns-repeated="9"/>
          <table:table-cell table:style-name="ce1" office:value-type="string">
            <text:p>2007-07-02 12:00</text:p>
          </table:table-cell>
          <table:table-cell office:value-type="float" office:value="286.385">
            <text:p>286.385</text:p>
          </table:table-cell>
          <table:table-cell table:style-name="ce10" office:value-type="string">
            <text:p>2013-11-30 12:00</text:p>
          </table:table-cell>
          <table:table-cell office:value-type="float" office:value="286.889999999999">
            <text:p>286.89</text:p>
          </table:table-cell>
          <table:table-cell table:style-name="ce3" office:value-type="string">
            <text:p>WATCH</text:p>
          </table:table-cell>
          <table:table-cell office:value-type="string">
            <text:p>This could be a quick secondary turn following the turn on the 28th/29th. <text:s text:c="2"/>I think it's likely to be nothing, and that the last repeat where this turn happened was just an inversion.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1988-03-31 12:00</text:p>
          </table:table-cell>
          <table:table-cell office:value-type="float" office:value="295.91">
            <text:p>295.91</text:p>
          </table:table-cell>
          <table:table-cell table:style-name="ce1" office:value-type="string">
            <text:p>1994-10-18 12:00</text:p>
          </table:table-cell>
          <table:table-cell office:value-type="float" office:value="295.717000000001">
            <text:p>295.717</text:p>
          </table:table-cell>
          <table:table-cell table:style-name="ce1" office:value-type="string">
            <text:p>2001-01-29 12:00</text:p>
          </table:table-cell>
          <table:table-cell office:value-type="float" office:value="294.919">
            <text:p>294.919</text:p>
          </table:table-cell>
          <table:table-cell table:style-name="ce2" office:value-type="string">
            <text:p>2007-07-30 12:00</text:p>
          </table:table-cell>
          <table:table-cell office:value-type="float" office:value="295.66">
            <text:p>295.66</text:p>
          </table:table-cell>
          <table:table-cell table:style-name="ce9" office:value-type="string">
            <text:p>2013-12-15 12:00</text:p>
          </table:table-cell>
          <table:table-cell office:value-type="float" office:value="295.549">
            <text:p>295.549</text:p>
          </table:table-cell>
          <table:table-cell table:style-name="ce15" office:value-type="string">
            <text:p>EXPECTED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1994-10-24 12:00</text:p>
          </table:table-cell>
          <table:table-cell office:value-type="float" office:value="298.743">
            <text:p>298.743</text:p>
          </table:table-cell>
          <table:table-cell table:style-name="ce2" office:value-type="string">
            <text:p>2001-02-05 12:00</text:p>
          </table:table-cell>
          <table:table-cell office:value-type="float" office:value="298.813">
            <text:p>298.813</text:p>
          </table:table-cell>
          <table:table-cell table:style-name="ce1" office:value-type="string">
            <text:p>2007-08-06 12:00</text:p>
          </table:table-cell>
          <table:table-cell office:value-type="float" office:value="298.07">
            <text:p>298.07</text:p>
          </table:table-cell>
          <table:table-cell table:style-name="ce7" office:value-type="string">
            <text:p>2013-12-20 12:00</text:p>
          </table:table-cell>
          <table:table-cell office:value-type="float" office:value="298.45">
            <text:p>298.45</text:p>
          </table:table-cell>
          <table:table-cell table:style-name="ce15" office:value-type="string">
            <text:p>EXPECTED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1988-05-06 12:00</text:p>
          </table:table-cell>
          <table:table-cell office:value-type="float" office:value="310.766">
            <text:p>310.766</text:p>
          </table:table-cell>
          <table:table-cell table:style-name="ce1" office:value-type="string">
            <text:p>1994-11-17 12:00</text:p>
          </table:table-cell>
          <table:table-cell office:value-type="float" office:value="311.293">
            <text:p>311.293</text:p>
          </table:table-cell>
          <table:table-cell table:style-name="ce1" office:value-type="string">
            <text:p>2001-02-26 12:00</text:p>
          </table:table-cell>
          <table:table-cell office:value-type="float" office:value="310.237">
            <text:p>310.237</text:p>
          </table:table-cell>
          <table:table-cell table:style-name="ce2" office:value-type="string">
            <text:p>2007-09-06 12:00</text:p>
          </table:table-cell>
          <table:table-cell office:value-type="float" office:value="309.407">
            <text:p>309.407</text:p>
          </table:table-cell>
          <table:table-cell table:style-name="ce9" office:value-type="string">
            <text:p>2014-01-10 12:00</text:p>
          </table:table-cell>
          <table:table-cell office:value-type="float" office:value="310.681">
            <text:p>310.681</text:p>
          </table:table-cell>
          <table:table-cell table:style-name="ce15" office:value-type="string">
            <text:p>EXPECTED</text:p>
          </table:table-cell>
          <table:table-cell office:value-type="string">
            <text:p>(9th to 11th) <text:s/>Most likely 9th or 10th.</text:p>
          </table:table-cell>
          <table:table-cell/>
        </table:table-row>
        <table:table-row table:style-name="ro1">
          <table:table-cell/>
          <table:table-cell table:style-name="ce2" office:value-type="string">
            <text:p>1982-01-07 12:00</text:p>
          </table:table-cell>
          <table:table-cell office:value-type="float" office:value="313.238">
            <text:p>313.238</text:p>
          </table:table-cell>
          <table:table-cell table:style-name="ce1" office:value-type="string">
            <text:p>1988-05-13 12:00</text:p>
          </table:table-cell>
          <table:table-cell office:value-type="float" office:value="313.439">
            <text:p>313.439</text:p>
          </table:table-cell>
          <table:table-cell table:number-columns-repeated="4"/>
          <table:table-cell table:style-name="ce5" office:value-type="string">
            <text:p>2007-09-14 12:00</text:p>
          </table:table-cell>
          <table:table-cell office:value-type="float" office:value="312.539">
            <text:p>312.539</text:p>
          </table:table-cell>
          <table:table-cell table:style-name="ce10" office:value-type="string">
            <text:p>2014-01-14 12:00</text:p>
          </table:table-cell>
          <table:table-cell office:value-type="float" office:value="313.007">
            <text:p>313.007</text:p>
          </table:table-cell>
          <table:table-cell table:style-name="ce3" office:value-type="string">
            <text:p>WATCH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>
            <text:p>1994-11-30 12:00</text:p>
          </table:table-cell>
          <table:table-cell office:value-type="float" office:value="318.348">
            <text:p>318.348</text:p>
          </table:table-cell>
          <table:table-cell table:style-name="ce2" office:value-type="string">
            <text:p>2001-03-13 12:00</text:p>
          </table:table-cell>
          <table:table-cell office:value-type="float" office:value="318.109">
            <text:p>318.109</text:p>
          </table:table-cell>
          <table:table-cell table:style-name="ce2" office:value-type="string">
            <text:p>2007-10-01 12:00</text:p>
          </table:table-cell>
          <table:table-cell table:style-name="ce3" office:value-type="float" office:value="319.496">
            <text:p>319.496</text:p>
          </table:table-cell>
          <table:table-cell table:style-name="ce7" office:value-type="string">
            <text:p>2014-01-24 12:00</text:p>
          </table:table-cell>
          <table:table-cell office:value-type="float" office:value="318.809999999999">
            <text:p>318.81</text:p>
          </table:table-cell>
          <table:table-cell table:style-name="ce15" office:value-type="string">
            <text:p>EXPECTED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1982-02-01 12:00</text:p>
          </table:table-cell>
          <table:table-cell office:value-type="float" office:value="327.754">
            <text:p>327.754</text:p>
          </table:table-cell>
          <table:table-cell table:style-name="ce2" office:value-type="string">
            <text:p>1988-06-21 12:00</text:p>
          </table:table-cell>
          <table:table-cell table:style-name="ce3" office:value-type="float" office:value="327.276">
            <text:p>327.276</text:p>
          </table:table-cell>
          <table:table-cell table:style-name="ce1" office:value-type="string">
            <text:p>1994-12-14 12:00</text:p>
          </table:table-cell>
          <table:table-cell office:value-type="float" office:value="326.114">
            <text:p>326.114</text:p>
          </table:table-cell>
          <table:table-cell table:style-name="ce1" office:value-type="string">
            <text:p>2001-03-30 12:00</text:p>
          </table:table-cell>
          <table:table-cell office:value-type="float" office:value="326.705">
            <text:p>326.705</text:p>
          </table:table-cell>
          <table:table-cell table:style-name="ce3" table:number-columns-repeated="2"/>
          <table:table-cell table:style-name="ce9" office:value-type="string">
            <text:p>2014-02-07 12:00</text:p>
          </table:table-cell>
          <table:table-cell office:value-type="float" office:value="326.883">
            <text:p>326.883</text:p>
          </table:table-cell>
          <table:table-cell table:style-name="ce15" office:value-type="string">
            <text:p>EXPECTED</text:p>
          </table:table-cell>
          <table:table-cell office:value-type="string">
            <text:p>(7th to 8th)</text:p>
          </table:table-cell>
          <table:table-cell office:value-type="string">
            <text:p>But less confident, as last repeat has sketchy area.</text:p>
          </table:table-cell>
        </table:table-row>
        <table:table-row table:style-name="ro2">
          <table:table-cell/>
          <table:table-cell table:style-name="ce2" office:value-type="string">
            <text:p>1988-07-05 12:00</text:p>
          </table:table-cell>
          <table:table-cell table:style-name="ce3" office:value-type="float" office:value="331.914">
            <text:p>331.914</text:p>
          </table:table-cell>
          <table:table-cell table:number-columns-repeated="4"/>
          <table:table-cell table:style-name="ce1" office:value-type="string">
            <text:p>2001-04-10 12:00</text:p>
          </table:table-cell>
          <table:table-cell office:value-type="float" office:value="332.061">
            <text:p>332.061</text:p>
          </table:table-cell>
          <table:table-cell table:style-name="ce2" office:value-type="string">
            <text:p>2007-10-29 12:00</text:p>
          </table:table-cell>
          <table:table-cell table:style-name="ce3" office:value-type="float" office:value="331.91">
            <text:p>331.91</text:p>
          </table:table-cell>
          <table:table-cell table:style-name="ce10" office:value-type="string">
            <text:p>2014-02-16 12:00</text:p>
          </table:table-cell>
          <table:table-cell office:value-type="float" office:value="332.017">
            <text:p>332.017</text:p>
          </table:table-cell>
          <table:table-cell table:style-name="ce3" office:value-type="string">
            <text:p>WATCH</text:p>
          </table:table-cell>
          <table:table-cell/>
          <table:table-cell office:value-type="string">
            <text:p>But less confident, as last repeat has sketchy area.</text:p>
          </table:table-cell>
        </table:table-row>
        <table:table-row table:style-name="ro2">
          <table:table-cell table:number-columns-repeated="3"/>
          <table:table-cell table:style-name="ce1" office:value-type="string">
            <text:p>1988-07-28 12:00</text:p>
          </table:table-cell>
          <table:table-cell office:value-type="float" office:value="339.37">
            <text:p>339.37</text:p>
          </table:table-cell>
          <table:table-cell table:style-name="ce2" office:value-type="string">
            <text:p>1995-01-06 12:00</text:p>
          </table:table-cell>
          <table:table-cell office:value-type="float" office:value="339.134">
            <text:p>339.134</text:p>
          </table:table-cell>
          <table:table-cell table:style-name="ce2" office:value-type="string">
            <text:p>2001-04-26 12:00</text:p>
          </table:table-cell>
          <table:table-cell office:value-type="float" office:value="339.561">
            <text:p>339.561</text:p>
          </table:table-cell>
          <table:table-cell table:style-name="ce1" office:value-type="string">
            <text:p>2007-11-14 12:00</text:p>
          </table:table-cell>
          <table:table-cell table:style-name="ce3" office:value-type="float" office:value="339.522">
            <text:p>339.522</text:p>
          </table:table-cell>
          <table:table-cell table:style-name="ce1" office:value-type="string">
            <text:p>2014-03-01 12:00</text:p>
          </table:table-cell>
          <table:table-cell table:style-name="ce13" office:value-type="float" office:value="339.34">
            <text:p>339.34</text:p>
          </table:table-cell>
          <table:table-cell table:style-name="ce15" office:value-type="string">
            <text:p>EXPECTED</text:p>
          </table:table-cell>
          <table:table-cell office:value-type="string">
            <text:p>(the 1st to 2nd)</text:p>
          </table:table-cell>
          <table:table-cell/>
        </table:table-row>
        <table:table-row table:style-name="ro1">
          <table:table-cell/>
          <table:table-cell table:style-name="ce1" office:value-type="string">
            <text:p>1982-03-15 12:00</text:p>
          </table:table-cell>
          <table:table-cell office:value-type="float" office:value="351.476">
            <text:p>351.476</text:p>
          </table:table-cell>
          <table:table-cell table:style-name="ce2" office:value-type="string">
            <text:p>1988-09-07 12:00</text:p>
          </table:table-cell>
          <table:table-cell office:value-type="float" office:value="352.843">
            <text:p>352.843</text:p>
          </table:table-cell>
          <table:table-cell table:style-name="ce1" office:value-type="string">
            <text:p>1995-01-30 12:00</text:p>
          </table:table-cell>
          <table:table-cell office:value-type="float" office:value="352.893">
            <text:p>352.893</text:p>
          </table:table-cell>
          <table:table-cell table:style-name="ce1" office:value-type="string">
            <text:p>2001-05-25 12:00</text:p>
          </table:table-cell>
          <table:table-cell office:value-type="float" office:value="352.261">
            <text:p>352.261</text:p>
          </table:table-cell>
          <table:table-cell table:style-name="ce2" office:value-type="string">
            <text:p>2007-12-10 12:00</text:p>
          </table:table-cell>
          <table:table-cell office:value-type="float" office:value="352.598">
            <text:p>352.598</text:p>
          </table:table-cell>
          <table:table-cell table:style-name="ce2" office:value-type="string">
            <text:p>2014-03-25 12:00</text:p>
          </table:table-cell>
          <table:table-cell table:style-name="ce14" office:value-type="float" office:value="352.493">
            <text:p>352.493</text:p>
          </table:table-cell>
          <table:table-cell table:style-name="ce15" office:value-type="string">
            <text:p>EXPECTED</text:p>
          </table:table-cell>
          <table:table-cell table:number-columns-repeated="2"/>
        </table:table-row>
        <table:table-row table:style-name="ro1" table:number-rows-repeated="104853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20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July Wheat Forecas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orecast was made: 2013-10-21.</text:p>
          </table:table-cell>
          <table:table-cell table:number-columns-repeated="6"/>
        </table:table-row>
        <table:table-row table:style-name="ro1">
          <table:table-cell office:value-type="string">
            <text:p>Note: Inversions have not been worked out yet in this forecas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.Earth/H.Mars</text:p>
          </table:table-cell>
          <table:table-cell table:number-columns-repeated="3"/>
          <table:table-cell office:value-type="string">
            <text:p>H.Venus/H.Earth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>
            <text:p>2013-10-16 12:00</text:p>
          </table:table-cell>
          <table:table-cell office:value-type="float" office:value="261.768">
            <text:p>261.768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3-10-16 12:00</text:p>
          </table:table-cell>
          <table:table-cell table:style-name="ce4" office:value-type="float" office:value="308.651">
            <text:p>308.651</text:p>
          </table:table-cell>
          <table:table-cell/>
        </table:table-row>
        <table:table-row table:style-name="ro1">
          <table:table-cell table:style-name="ce17" office:value-type="string">
            <text:p>2013-10-17 12:00</text:p>
          </table:table-cell>
          <table:table-cell office:value-type="float" office:value="262.308">
            <text:p>262.308</text:p>
          </table:table-cell>
          <table:table-cell/>
          <table:table-cell office:value-type="string">
            <text:p>Thu</text:p>
          </table:table-cell>
          <table:table-cell table:style-name="ce21" office:value-type="string">
            <text:p>2013-10-17 12:00</text:p>
          </table:table-cell>
          <table:table-cell table:style-name="ce4" office:value-type="float" office:value="309.244000000001">
            <text:p>309.244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17" office:value-type="string">
            <text:p>2013-10-18 12:00</text:p>
          </table:table-cell>
          <table:table-cell office:value-type="float" office:value="262.848">
            <text:p>262.848</text:p>
          </table:table-cell>
          <table:table-cell/>
          <table:table-cell office:value-type="string">
            <text:p>Fri</text:p>
          </table:table-cell>
          <table:table-cell table:style-name="ce17" office:value-type="string">
            <text:p>2013-10-18 12:00</text:p>
          </table:table-cell>
          <table:table-cell office:value-type="float" office:value="309.837">
            <text:p>309.837</text:p>
          </table:table-cell>
          <table:table-cell/>
        </table:table-row>
        <table:table-row table:style-name="ro1">
          <table:table-cell table:style-name="ce17" office:value-type="string">
            <text:p>2013-10-19 12:00</text:p>
          </table:table-cell>
          <table:table-cell office:value-type="float" office:value="263.389">
            <text:p>263.389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3-10-19 12:00</text:p>
          </table:table-cell>
          <table:table-cell office:value-type="float" office:value="310.429">
            <text:p>310.429</text:p>
          </table:table-cell>
          <table:table-cell/>
        </table:table-row>
        <table:table-row table:style-name="ro1">
          <table:table-cell table:style-name="ce17" office:value-type="string">
            <text:p>2013-10-20 12:00</text:p>
          </table:table-cell>
          <table:table-cell office:value-type="float" office:value="263.932">
            <text:p>263.932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3-10-20 12:00</text:p>
          </table:table-cell>
          <table:table-cell office:value-type="float" office:value="311.02">
            <text:p>311.02</text:p>
          </table:table-cell>
          <table:table-cell/>
        </table:table-row>
        <table:table-row table:style-name="ro1">
          <table:table-cell table:style-name="ce2" office:value-type="string">
            <text:p>2013-10-21 12:00</text:p>
          </table:table-cell>
          <table:table-cell table:style-name="ce14" office:value-type="float" office:value="264.475">
            <text:p>264.475</text:p>
          </table:table-cell>
          <table:table-cell table:style-name="ce14" office:value-type="string">
            <text:p>HIGH</text:p>
          </table:table-cell>
          <table:table-cell office:value-type="string">
            <text:p>Mon</text:p>
          </table:table-cell>
          <table:table-cell table:style-name="ce17" office:value-type="string">
            <text:p>2013-10-21 12:00</text:p>
          </table:table-cell>
          <table:table-cell office:value-type="float" office:value="311.612000000001">
            <text:p>311.612</text:p>
          </table:table-cell>
          <table:table-cell/>
        </table:table-row>
        <table:table-row table:style-name="ro1">
          <table:table-cell table:style-name="ce17" office:value-type="string">
            <text:p>2013-10-22 12:00</text:p>
          </table:table-cell>
          <table:table-cell office:value-type="float" office:value="265.019">
            <text:p>265.019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3-10-22 12:00</text:p>
          </table:table-cell>
          <table:table-cell office:value-type="float" office:value="312.203">
            <text:p>312.203</text:p>
          </table:table-cell>
          <table:table-cell/>
        </table:table-row>
        <table:table-row table:style-name="ro1">
          <table:table-cell table:style-name="ce17" office:value-type="string">
            <text:p>2013-10-23 12:00</text:p>
          </table:table-cell>
          <table:table-cell office:value-type="float" office:value="265.564">
            <text:p>265.564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3-10-23 12:00</text:p>
          </table:table-cell>
          <table:table-cell office:value-type="float" office:value="312.794">
            <text:p>312.794</text:p>
          </table:table-cell>
          <table:table-cell/>
        </table:table-row>
        <table:table-row table:style-name="ro1">
          <table:table-cell table:style-name="ce17" office:value-type="string">
            <text:p>2013-10-24 12:00</text:p>
          </table:table-cell>
          <table:table-cell office:value-type="float" office:value="266.111">
            <text:p>266.111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3-10-24 12:00</text:p>
          </table:table-cell>
          <table:table-cell office:value-type="float" office:value="313.385">
            <text:p>313.385</text:p>
          </table:table-cell>
          <table:table-cell/>
        </table:table-row>
        <table:table-row table:style-name="ro1">
          <table:table-cell table:style-name="ce17" office:value-type="string">
            <text:p>2013-10-25 12:00</text:p>
          </table:table-cell>
          <table:table-cell office:value-type="float" office:value="266.657999999999">
            <text:p>266.658</text:p>
          </table:table-cell>
          <table:table-cell/>
          <table:table-cell office:value-type="string">
            <text:p>Fri</text:p>
          </table:table-cell>
          <table:table-cell table:style-name="ce2" office:value-type="string">
            <text:p>2013-10-25 12:00</text:p>
          </table:table-cell>
          <table:table-cell table:style-name="ce4" office:value-type="float" office:value="313.975">
            <text:p>313.975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3-10-26 12:00</text:p>
          </table:table-cell>
          <table:table-cell office:value-type="float" office:value="267.206">
            <text:p>267.206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3-10-26 12:00</text:p>
          </table:table-cell>
          <table:table-cell office:value-type="float" office:value="314.565999999999">
            <text:p>314.566</text:p>
          </table:table-cell>
          <table:table-cell/>
        </table:table-row>
        <table:table-row table:style-name="ro1">
          <table:table-cell table:style-name="ce17" office:value-type="string">
            <text:p>2013-10-27 12:00</text:p>
          </table:table-cell>
          <table:table-cell office:value-type="float" office:value="267.755999999999">
            <text:p>267.756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3-10-27 12:00</text:p>
          </table:table-cell>
          <table:table-cell office:value-type="float" office:value="315.154999999999">
            <text:p>315.155</text:p>
          </table:table-cell>
          <table:table-cell/>
        </table:table-row>
        <table:table-row table:style-name="ro1">
          <table:table-cell table:style-name="ce17" office:value-type="string">
            <text:p>2013-10-28 12:00</text:p>
          </table:table-cell>
          <table:table-cell office:value-type="float" office:value="268.305">
            <text:p>268.305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3-10-28 12:00</text:p>
          </table:table-cell>
          <table:table-cell office:value-type="float" office:value="315.744999999999">
            <text:p>315.745</text:p>
          </table:table-cell>
          <table:table-cell/>
        </table:table-row>
        <table:table-row table:style-name="ro1">
          <table:table-cell table:style-name="ce17" office:value-type="string">
            <text:p>2013-10-29 12:00</text:p>
          </table:table-cell>
          <table:table-cell office:value-type="float" office:value="268.856">
            <text:p>268.856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3-10-29 12:00</text:p>
          </table:table-cell>
          <table:table-cell office:value-type="float" office:value="316.334999999999">
            <text:p>316.335</text:p>
          </table:table-cell>
          <table:table-cell/>
        </table:table-row>
        <table:table-row table:style-name="ro1">
          <table:table-cell table:style-name="ce17" office:value-type="string">
            <text:p>2013-10-30 12:00</text:p>
          </table:table-cell>
          <table:table-cell office:value-type="float" office:value="269.409">
            <text:p>269.409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3-10-30 12:00</text:p>
          </table:table-cell>
          <table:table-cell office:value-type="float" office:value="316.923999999999">
            <text:p>316.924</text:p>
          </table:table-cell>
          <table:table-cell/>
        </table:table-row>
        <table:table-row table:style-name="ro1">
          <table:table-cell table:style-name="ce17" office:value-type="string">
            <text:p>2013-10-31 12:00</text:p>
          </table:table-cell>
          <table:table-cell office:value-type="float" office:value="269.961">
            <text:p>269.961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3-10-31 12:00</text:p>
          </table:table-cell>
          <table:table-cell office:value-type="float" office:value="317.512999999999">
            <text:p>317.513</text:p>
          </table:table-cell>
          <table:table-cell/>
        </table:table-row>
        <table:table-row table:style-name="ro1">
          <table:table-cell table:style-name="ce17" office:value-type="string">
            <text:p>2013-11-01 12:00</text:p>
          </table:table-cell>
          <table:table-cell office:value-type="float" office:value="270.516">
            <text:p>270.516</text:p>
          </table:table-cell>
          <table:table-cell/>
          <table:table-cell office:value-type="string">
            <text:p>Fri</text:p>
          </table:table-cell>
          <table:table-cell table:style-name="ce17" office:value-type="string">
            <text:p>2013-11-01 12:00</text:p>
          </table:table-cell>
          <table:table-cell office:value-type="float" office:value="318.100999999999">
            <text:p>318.101</text:p>
          </table:table-cell>
          <table:table-cell/>
        </table:table-row>
        <table:table-row table:style-name="ro1">
          <table:table-cell table:style-name="ce17" office:value-type="string">
            <text:p>2013-11-02 12:00</text:p>
          </table:table-cell>
          <table:table-cell office:value-type="float" office:value="271.07">
            <text:p>271.07</text:p>
          </table:table-cell>
          <table:table-cell/>
          <table:table-cell office:value-type="string">
            <text:p>Sat</text:p>
          </table:table-cell>
          <table:table-cell table:style-name="ce1" office:value-type="string">
            <text:p>2013-11-02 12:00</text:p>
          </table:table-cell>
          <table:table-cell office:value-type="float" office:value="318.69">
            <text:p>318.69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17" office:value-type="string">
            <text:p>2013-11-03 12:00</text:p>
          </table:table-cell>
          <table:table-cell office:value-type="float" office:value="271.626">
            <text:p>271.626</text:p>
          </table:table-cell>
          <table:table-cell/>
          <table:table-cell office:value-type="string">
            <text:p>Sun</text:p>
          </table:table-cell>
          <table:table-cell table:style-name="ce1" office:value-type="string">
            <text:p>2013-11-03 12:00</text:p>
          </table:table-cell>
          <table:table-cell office:value-type="float" office:value="319.278">
            <text:p>319.278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17" office:value-type="string">
            <text:p>2013-11-04 12:00</text:p>
          </table:table-cell>
          <table:table-cell office:value-type="float" office:value="272.182">
            <text:p>272.182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3-11-04 12:00</text:p>
          </table:table-cell>
          <table:table-cell office:value-type="float" office:value="319.867">
            <text:p>319.867</text:p>
          </table:table-cell>
          <table:table-cell/>
        </table:table-row>
        <table:table-row table:style-name="ro1">
          <table:table-cell table:style-name="ce17" office:value-type="string">
            <text:p>2013-11-05 12:00</text:p>
          </table:table-cell>
          <table:table-cell office:value-type="float" office:value="272.739">
            <text:p>272.739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3-11-05 12:00</text:p>
          </table:table-cell>
          <table:table-cell office:value-type="float" office:value="320.455">
            <text:p>320.455</text:p>
          </table:table-cell>
          <table:table-cell/>
        </table:table-row>
        <table:table-row table:style-name="ro1">
          <table:table-cell table:style-name="ce1" office:value-type="string">
            <text:p>2013-11-06 12:00</text:p>
          </table:table-cell>
          <table:table-cell table:style-name="ce13" office:value-type="float" office:value="273.296">
            <text:p>273.296</text:p>
          </table:table-cell>
          <table:table-cell table:style-name="ce13" office:value-type="string">
            <text:p>LOW</text:p>
          </table:table-cell>
          <table:table-cell office:value-type="string">
            <text:p>Wed</text:p>
          </table:table-cell>
          <table:table-cell table:style-name="ce17" office:value-type="string">
            <text:p>2013-11-06 12:00</text:p>
          </table:table-cell>
          <table:table-cell office:value-type="float" office:value="321.044">
            <text:p>321.044</text:p>
          </table:table-cell>
          <table:table-cell/>
        </table:table-row>
        <table:table-row table:style-name="ro1">
          <table:table-cell table:style-name="ce17" office:value-type="string">
            <text:p>2013-11-07 12:00</text:p>
          </table:table-cell>
          <table:table-cell office:value-type="float" office:value="273.855">
            <text:p>273.855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3-11-07 12:00</text:p>
          </table:table-cell>
          <table:table-cell office:value-type="float" office:value="321.630999999999">
            <text:p>321.631</text:p>
          </table:table-cell>
          <table:table-cell/>
        </table:table-row>
        <table:table-row table:style-name="ro1">
          <table:table-cell table:style-name="ce17" office:value-type="string">
            <text:p>2013-11-08 12:00</text:p>
          </table:table-cell>
          <table:table-cell office:value-type="float" office:value="274.415">
            <text:p>274.415</text:p>
          </table:table-cell>
          <table:table-cell/>
          <table:table-cell office:value-type="string">
            <text:p>Fri</text:p>
          </table:table-cell>
          <table:table-cell table:style-name="ce17" office:value-type="string">
            <text:p>2013-11-08 12:00</text:p>
          </table:table-cell>
          <table:table-cell office:value-type="float" office:value="322.220000000001">
            <text:p>322.22</text:p>
          </table:table-cell>
          <table:table-cell/>
        </table:table-row>
        <table:table-row table:style-name="ro1">
          <table:table-cell table:style-name="ce17" office:value-type="string">
            <text:p>2013-11-09 12:00</text:p>
          </table:table-cell>
          <table:table-cell office:value-type="float" office:value="274.975">
            <text:p>274.975</text:p>
          </table:table-cell>
          <table:table-cell/>
          <table:table-cell office:value-type="string">
            <text:p>Sat</text:p>
          </table:table-cell>
          <table:table-cell table:style-name="ce2" office:value-type="string">
            <text:p>2013-11-09 12:00</text:p>
          </table:table-cell>
          <table:table-cell office:value-type="float" office:value="322.807000000001">
            <text:p>322.807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3-11-10 12:00</text:p>
          </table:table-cell>
          <table:table-cell office:value-type="float" office:value="275.536">
            <text:p>275.536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3-11-10 12:00</text:p>
          </table:table-cell>
          <table:table-cell office:value-type="float" office:value="323.395">
            <text:p>323.395</text:p>
          </table:table-cell>
          <table:table-cell/>
        </table:table-row>
        <table:table-row table:style-name="ro1">
          <table:table-cell table:style-name="ce17" office:value-type="string">
            <text:p>2013-11-11 12:00</text:p>
          </table:table-cell>
          <table:table-cell office:value-type="float" office:value="276.097">
            <text:p>276.097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3-11-11 12:00</text:p>
          </table:table-cell>
          <table:table-cell office:value-type="float" office:value="323.984">
            <text:p>323.984</text:p>
          </table:table-cell>
          <table:table-cell/>
        </table:table-row>
        <table:table-row table:style-name="ro1">
          <table:table-cell table:style-name="ce17" office:value-type="string">
            <text:p>2013-11-12 12:00</text:p>
          </table:table-cell>
          <table:table-cell office:value-type="float" office:value="276.659">
            <text:p>276.659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3-11-12 12:00</text:p>
          </table:table-cell>
          <table:table-cell office:value-type="float" office:value="324.571">
            <text:p>324.571</text:p>
          </table:table-cell>
          <table:table-cell/>
        </table:table-row>
        <table:table-row table:style-name="ro1">
          <table:table-cell table:style-name="ce2" office:value-type="string">
            <text:p>2013-11-13 12:00</text:p>
          </table:table-cell>
          <table:table-cell table:style-name="ce14" office:value-type="float" office:value="277.222">
            <text:p>277.222</text:p>
          </table:table-cell>
          <table:table-cell table:style-name="ce14" office:value-type="string">
            <text:p>HIGH</text:p>
          </table:table-cell>
          <table:table-cell office:value-type="string">
            <text:p>Wed</text:p>
          </table:table-cell>
          <table:table-cell table:style-name="ce1" office:value-type="string">
            <text:p>2013-11-13 12:00</text:p>
          </table:table-cell>
          <table:table-cell office:value-type="float" office:value="325.16">
            <text:p>325.16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2" office:value-type="string">
            <text:p>2013-11-14 12:00</text:p>
          </table:table-cell>
          <table:table-cell table:style-name="ce14" office:value-type="float" office:value="277.786">
            <text:p>277.786</text:p>
          </table:table-cell>
          <table:table-cell table:style-name="ce14" office:value-type="string">
            <text:p>HIGH</text:p>
          </table:table-cell>
          <table:table-cell office:value-type="string">
            <text:p>Thu</text:p>
          </table:table-cell>
          <table:table-cell table:style-name="ce17" office:value-type="string">
            <text:p>2013-11-14 12:00</text:p>
          </table:table-cell>
          <table:table-cell office:value-type="float" office:value="325.746999999999">
            <text:p>325.747</text:p>
          </table:table-cell>
          <table:table-cell/>
        </table:table-row>
        <table:table-row table:style-name="ro1">
          <table:table-cell table:style-name="ce17" office:value-type="string">
            <text:p>2013-11-15 12:00</text:p>
          </table:table-cell>
          <table:table-cell office:value-type="float" office:value="278.349">
            <text:p>278.349</text:p>
          </table:table-cell>
          <table:table-cell/>
          <table:table-cell office:value-type="string">
            <text:p>Fri</text:p>
          </table:table-cell>
          <table:table-cell table:style-name="ce17" office:value-type="string">
            <text:p>2013-11-15 12:00</text:p>
          </table:table-cell>
          <table:table-cell office:value-type="float" office:value="326.335999999999">
            <text:p>326.336</text:p>
          </table:table-cell>
          <table:table-cell/>
        </table:table-row>
        <table:table-row table:style-name="ro1">
          <table:table-cell table:style-name="ce17" office:value-type="string">
            <text:p>2013-11-16 12:00</text:p>
          </table:table-cell>
          <table:table-cell office:value-type="float" office:value="278.914">
            <text:p>278.914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3-11-16 12:00</text:p>
          </table:table-cell>
          <table:table-cell office:value-type="float" office:value="326.923999999999">
            <text:p>326.924</text:p>
          </table:table-cell>
          <table:table-cell/>
        </table:table-row>
        <table:table-row table:style-name="ro1">
          <table:table-cell table:style-name="ce17" office:value-type="string">
            <text:p>2013-11-17 12:00</text:p>
          </table:table-cell>
          <table:table-cell office:value-type="float" office:value="279.48">
            <text:p>279.48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3-11-17 12:00</text:p>
          </table:table-cell>
          <table:table-cell office:value-type="float" office:value="327.511">
            <text:p>327.511</text:p>
          </table:table-cell>
          <table:table-cell/>
        </table:table-row>
        <table:table-row table:style-name="ro1">
          <table:table-cell table:style-name="ce18" office:value-type="string">
            <text:p>2013-11-18 12:00</text:p>
          </table:table-cell>
          <table:table-cell table:style-name="ce3" office:value-type="float" office:value="280.046">
            <text:p>280.046</text:p>
          </table:table-cell>
          <table:table-cell table:style-name="ce3" office:value-type="string">
            <text:p>WATCH</text:p>
          </table:table-cell>
          <table:table-cell office:value-type="string">
            <text:p>Mon</text:p>
          </table:table-cell>
          <table:table-cell table:style-name="ce17" office:value-type="string">
            <text:p>2013-11-18 12:00</text:p>
          </table:table-cell>
          <table:table-cell office:value-type="float" office:value="328.1">
            <text:p>328.1</text:p>
          </table:table-cell>
          <table:table-cell/>
        </table:table-row>
        <table:table-row table:style-name="ro1">
          <table:table-cell table:style-name="ce17" office:value-type="string">
            <text:p>2013-11-19 12:00</text:p>
          </table:table-cell>
          <table:table-cell office:value-type="float" office:value="280.613">
            <text:p>280.613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3-11-19 12:00</text:p>
          </table:table-cell>
          <table:table-cell office:value-type="float" office:value="328.688">
            <text:p>328.688</text:p>
          </table:table-cell>
          <table:table-cell/>
        </table:table-row>
        <table:table-row table:style-name="ro1">
          <table:table-cell table:style-name="ce17" office:value-type="string">
            <text:p>2013-11-20 12:00</text:p>
          </table:table-cell>
          <table:table-cell office:value-type="float" office:value="281.18">
            <text:p>281.18</text:p>
          </table:table-cell>
          <table:table-cell/>
          <table:table-cell office:value-type="string">
            <text:p>Wed</text:p>
          </table:table-cell>
          <table:table-cell table:style-name="ce18" office:value-type="string">
            <text:p>2013-11-20 12:00</text:p>
          </table:table-cell>
          <table:table-cell office:value-type="float" office:value="329.276">
            <text:p>329.276</text:p>
          </table:table-cell>
          <table:table-cell table:style-name="ce3" office:value-type="string">
            <text:p>WATCH</text:p>
          </table:table-cell>
        </table:table-row>
        <table:table-row table:style-name="ro1">
          <table:table-cell table:style-name="ce17" office:value-type="string">
            <text:p>2013-11-21 12:00</text:p>
          </table:table-cell>
          <table:table-cell office:value-type="float" office:value="281.748">
            <text:p>281.748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3-11-21 12:00</text:p>
          </table:table-cell>
          <table:table-cell office:value-type="float" office:value="329.864">
            <text:p>329.864</text:p>
          </table:table-cell>
          <table:table-cell/>
        </table:table-row>
        <table:table-row table:style-name="ro1">
          <table:table-cell table:style-name="ce17" office:value-type="string">
            <text:p>2013-11-22 12:00</text:p>
          </table:table-cell>
          <table:table-cell office:value-type="float" office:value="282.316">
            <text:p>282.316</text:p>
          </table:table-cell>
          <table:table-cell/>
          <table:table-cell office:value-type="string">
            <text:p>Fri</text:p>
          </table:table-cell>
          <table:table-cell table:style-name="ce17" office:value-type="string">
            <text:p>2013-11-22 12:00</text:p>
          </table:table-cell>
          <table:table-cell office:value-type="float" office:value="330.452000000001">
            <text:p>330.452</text:p>
          </table:table-cell>
          <table:table-cell/>
        </table:table-row>
        <table:table-row table:style-name="ro1">
          <table:table-cell table:style-name="ce17" office:value-type="string">
            <text:p>2013-11-23 12:00</text:p>
          </table:table-cell>
          <table:table-cell office:value-type="float" office:value="282.886">
            <text:p>282.886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3-11-23 12:00</text:p>
          </table:table-cell>
          <table:table-cell office:value-type="float" office:value="331.040000000001">
            <text:p>331.04</text:p>
          </table:table-cell>
          <table:table-cell/>
        </table:table-row>
        <table:table-row table:style-name="ro1">
          <table:table-cell table:style-name="ce17" office:value-type="string">
            <text:p>2013-11-24 12:00</text:p>
          </table:table-cell>
          <table:table-cell office:value-type="float" office:value="283.457">
            <text:p>283.457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3-11-24 12:00</text:p>
          </table:table-cell>
          <table:table-cell office:value-type="float" office:value="331.628000000001">
            <text:p>331.628</text:p>
          </table:table-cell>
          <table:table-cell/>
        </table:table-row>
        <table:table-row table:style-name="ro1">
          <table:table-cell table:style-name="ce17" office:value-type="string">
            <text:p>2013-11-25 12:00</text:p>
          </table:table-cell>
          <table:table-cell office:value-type="float" office:value="284.027">
            <text:p>284.027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3-11-25 12:00</text:p>
          </table:table-cell>
          <table:table-cell office:value-type="float" office:value="332.216">
            <text:p>332.216</text:p>
          </table:table-cell>
          <table:table-cell/>
        </table:table-row>
        <table:table-row table:style-name="ro1">
          <table:table-cell table:style-name="ce17" office:value-type="string">
            <text:p>2013-11-26 12:00</text:p>
          </table:table-cell>
          <table:table-cell office:value-type="float" office:value="284.599">
            <text:p>284.599</text:p>
          </table:table-cell>
          <table:table-cell/>
          <table:table-cell office:value-type="string">
            <text:p>Tue</text:p>
          </table:table-cell>
          <table:table-cell table:style-name="ce2" office:value-type="string">
            <text:p>2013-11-26 12:00</text:p>
          </table:table-cell>
          <table:table-cell office:value-type="float" office:value="332.804">
            <text:p>332.804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3-11-27 12:00</text:p>
          </table:table-cell>
          <table:table-cell office:value-type="float" office:value="285.171">
            <text:p>285.171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3-11-27 12:00</text:p>
          </table:table-cell>
          <table:table-cell office:value-type="float" office:value="333.392">
            <text:p>333.392</text:p>
          </table:table-cell>
          <table:table-cell/>
        </table:table-row>
        <table:table-row table:style-name="ro1">
          <table:table-cell table:style-name="ce1" office:value-type="string">
            <text:p>2013-11-28 12:00</text:p>
          </table:table-cell>
          <table:table-cell table:style-name="ce13" office:value-type="float" office:value="285.744">
            <text:p>285.744</text:p>
          </table:table-cell>
          <table:table-cell table:style-name="ce13" office:value-type="string">
            <text:p>LOW</text:p>
          </table:table-cell>
          <table:table-cell office:value-type="string">
            <text:p>Thu</text:p>
          </table:table-cell>
          <table:table-cell table:style-name="ce17" office:value-type="string">
            <text:p>2013-11-28 12:00</text:p>
          </table:table-cell>
          <table:table-cell office:value-type="float" office:value="333.98">
            <text:p>333.98</text:p>
          </table:table-cell>
          <table:table-cell/>
        </table:table-row>
        <table:table-row table:style-name="ro1">
          <table:table-cell table:style-name="ce17" office:value-type="string">
            <text:p>2013-11-29 12:00</text:p>
          </table:table-cell>
          <table:table-cell office:value-type="float" office:value="286.317">
            <text:p>286.317</text:p>
          </table:table-cell>
          <table:table-cell/>
          <table:table-cell office:value-type="string">
            <text:p>Fri</text:p>
          </table:table-cell>
          <table:table-cell table:style-name="ce17" office:value-type="string">
            <text:p>2013-11-29 12:00</text:p>
          </table:table-cell>
          <table:table-cell office:value-type="float" office:value="334.567999999999">
            <text:p>334.568</text:p>
          </table:table-cell>
          <table:table-cell/>
        </table:table-row>
        <table:table-row table:style-name="ro1">
          <table:table-cell table:style-name="ce18" office:value-type="string">
            <text:p>2013-11-30 12:00</text:p>
          </table:table-cell>
          <table:table-cell table:style-name="ce3" office:value-type="float" office:value="286.889999999999">
            <text:p>286.89</text:p>
          </table:table-cell>
          <table:table-cell table:style-name="ce3" office:value-type="string">
            <text:p>WATCH</text:p>
          </table:table-cell>
          <table:table-cell office:value-type="string">
            <text:p>Sat</text:p>
          </table:table-cell>
          <table:table-cell table:style-name="ce1" office:value-type="string">
            <text:p>2013-11-30 12:00</text:p>
          </table:table-cell>
          <table:table-cell office:value-type="float" office:value="335.155999999999">
            <text:p>335.156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17" office:value-type="string">
            <text:p>2013-12-01 12:00</text:p>
          </table:table-cell>
          <table:table-cell office:value-type="float" office:value="287.465">
            <text:p>287.465</text:p>
          </table:table-cell>
          <table:table-cell/>
          <table:table-cell office:value-type="string">
            <text:p>Sun</text:p>
          </table:table-cell>
          <table:table-cell table:style-name="ce1" office:value-type="string">
            <text:p>2013-12-01 12:00</text:p>
          </table:table-cell>
          <table:table-cell office:value-type="float" office:value="335.744000000001">
            <text:p>335.744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19" office:value-type="string">
            <text:p>2013-12-02 12:00</text:p>
          </table:table-cell>
          <table:table-cell office:value-type="float" office:value="288.04">
            <text:p>288.04</text:p>
          </table:table-cell>
          <table:table-cell/>
          <table:table-cell office:value-type="string">
            <text:p>Mon</text:p>
          </table:table-cell>
          <table:table-cell table:style-name="ce19" office:value-type="string">
            <text:p>2013-12-02 12:00</text:p>
          </table:table-cell>
          <table:table-cell office:value-type="float" office:value="336.332">
            <text:p>336.332</text:p>
          </table:table-cell>
          <table:table-cell/>
        </table:table-row>
        <table:table-row table:style-name="ro1">
          <table:table-cell table:style-name="ce19" office:value-type="string">
            <text:p>2013-12-03 12:00</text:p>
          </table:table-cell>
          <table:table-cell office:value-type="float" office:value="288.615">
            <text:p>288.615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3-12-03 12:00</text:p>
          </table:table-cell>
          <table:table-cell office:value-type="float" office:value="336.921">
            <text:p>336.921</text:p>
          </table:table-cell>
          <table:table-cell/>
        </table:table-row>
        <table:table-row table:style-name="ro1">
          <table:table-cell table:style-name="ce19" office:value-type="string">
            <text:p>2013-12-04 12:00</text:p>
          </table:table-cell>
          <table:table-cell office:value-type="float" office:value="289.191">
            <text:p>289.191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3-12-04 12:00</text:p>
          </table:table-cell>
          <table:table-cell office:value-type="float" office:value="337.509">
            <text:p>337.509</text:p>
          </table:table-cell>
          <table:table-cell/>
        </table:table-row>
        <table:table-row table:style-name="ro1">
          <table:table-cell table:style-name="ce17" office:value-type="string">
            <text:p>2013-12-05 12:00</text:p>
          </table:table-cell>
          <table:table-cell office:value-type="float" office:value="289.767">
            <text:p>289.767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3-12-05 12:00</text:p>
          </table:table-cell>
          <table:table-cell office:value-type="float" office:value="338.098">
            <text:p>338.098</text:p>
          </table:table-cell>
          <table:table-cell/>
        </table:table-row>
        <table:table-row table:style-name="ro1">
          <table:table-cell table:style-name="ce17" office:value-type="string">
            <text:p>2013-12-06 12:00</text:p>
          </table:table-cell>
          <table:table-cell office:value-type="float" office:value="290.345">
            <text:p>290.345</text:p>
          </table:table-cell>
          <table:table-cell/>
          <table:table-cell office:value-type="string">
            <text:p>Fri</text:p>
          </table:table-cell>
          <table:table-cell table:style-name="ce2" office:value-type="string">
            <text:p>2013-12-06 12:00</text:p>
          </table:table-cell>
          <table:table-cell office:value-type="float" office:value="338.687">
            <text:p>338.687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3-12-07 12:00</text:p>
          </table:table-cell>
          <table:table-cell office:value-type="float" office:value="290.921">
            <text:p>290.921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3-12-07 12:00</text:p>
          </table:table-cell>
          <table:table-cell office:value-type="float" office:value="339.277">
            <text:p>339.277</text:p>
          </table:table-cell>
          <table:table-cell/>
        </table:table-row>
        <table:table-row table:style-name="ro1">
          <table:table-cell table:style-name="ce17" office:value-type="string">
            <text:p>2013-12-08 12:00</text:p>
          </table:table-cell>
          <table:table-cell office:value-type="float" office:value="291.499">
            <text:p>291.499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3-12-08 12:00</text:p>
          </table:table-cell>
          <table:table-cell office:value-type="float" office:value="339.866">
            <text:p>339.866</text:p>
          </table:table-cell>
          <table:table-cell/>
        </table:table-row>
        <table:table-row table:style-name="ro1">
          <table:table-cell table:style-name="ce17" office:value-type="string">
            <text:p>2013-12-09 12:00</text:p>
          </table:table-cell>
          <table:table-cell office:value-type="float" office:value="292.077">
            <text:p>292.077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3-12-09 12:00</text:p>
          </table:table-cell>
          <table:table-cell office:value-type="float" office:value="340.456">
            <text:p>340.456</text:p>
          </table:table-cell>
          <table:table-cell/>
        </table:table-row>
        <table:table-row table:style-name="ro1">
          <table:table-cell table:style-name="ce17" office:value-type="string">
            <text:p>2013-12-10 12:00</text:p>
          </table:table-cell>
          <table:table-cell office:value-type="float" office:value="292.654">
            <text:p>292.654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3-12-10 12:00</text:p>
          </table:table-cell>
          <table:table-cell office:value-type="float" office:value="341.046">
            <text:p>341.046</text:p>
          </table:table-cell>
          <table:table-cell/>
        </table:table-row>
        <table:table-row table:style-name="ro1">
          <table:table-cell table:style-name="ce17" office:value-type="string">
            <text:p>2013-12-11 12:00</text:p>
          </table:table-cell>
          <table:table-cell office:value-type="float" office:value="293.233">
            <text:p>293.233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3-12-11 12:00</text:p>
          </table:table-cell>
          <table:table-cell office:value-type="float" office:value="341.636">
            <text:p>341.636</text:p>
          </table:table-cell>
          <table:table-cell/>
        </table:table-row>
        <table:table-row table:style-name="ro1">
          <table:table-cell table:style-name="ce17" office:value-type="string">
            <text:p>2013-12-12 12:00</text:p>
          </table:table-cell>
          <table:table-cell office:value-type="float" office:value="293.812">
            <text:p>293.812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3-12-12 12:00</text:p>
          </table:table-cell>
          <table:table-cell office:value-type="float" office:value="342.227999999999">
            <text:p>342.228</text:p>
          </table:table-cell>
          <table:table-cell/>
        </table:table-row>
        <table:table-row table:style-name="ro1">
          <table:table-cell table:style-name="ce17" office:value-type="string">
            <text:p>2013-12-13 12:00</text:p>
          </table:table-cell>
          <table:table-cell office:value-type="float" office:value="294.391">
            <text:p>294.391</text:p>
          </table:table-cell>
          <table:table-cell/>
          <table:table-cell office:value-type="string">
            <text:p>Fri</text:p>
          </table:table-cell>
          <table:table-cell table:style-name="ce17" office:value-type="string">
            <text:p>2013-12-13 12:00</text:p>
          </table:table-cell>
          <table:table-cell office:value-type="float" office:value="342.817999999999">
            <text:p>342.818</text:p>
          </table:table-cell>
          <table:table-cell/>
        </table:table-row>
        <table:table-row table:style-name="ro1">
          <table:table-cell table:style-name="ce17" office:value-type="string">
            <text:p>2013-12-14 12:00</text:p>
          </table:table-cell>
          <table:table-cell office:value-type="float" office:value="294.969">
            <text:p>294.969</text:p>
          </table:table-cell>
          <table:table-cell/>
          <table:table-cell office:value-type="string">
            <text:p>Sat</text:p>
          </table:table-cell>
          <table:table-cell table:style-name="ce18" office:value-type="string">
            <text:p>2013-12-14 12:00</text:p>
          </table:table-cell>
          <table:table-cell office:value-type="float" office:value="343.411">
            <text:p>343.411</text:p>
          </table:table-cell>
          <table:table-cell table:style-name="ce3" office:value-type="string">
            <text:p>WATCH</text:p>
          </table:table-cell>
        </table:table-row>
        <table:table-row table:style-name="ro1">
          <table:table-cell table:style-name="ce2" office:value-type="string">
            <text:p>2013-12-15 12:00</text:p>
          </table:table-cell>
          <table:table-cell table:style-name="ce14" office:value-type="float" office:value="295.549">
            <text:p>295.549</text:p>
          </table:table-cell>
          <table:table-cell table:style-name="ce14" office:value-type="string">
            <text:p>HIGH</text:p>
          </table:table-cell>
          <table:table-cell office:value-type="string">
            <text:p>Sun</text:p>
          </table:table-cell>
          <table:table-cell table:style-name="ce17" office:value-type="string">
            <text:p>2013-12-15 12:00</text:p>
          </table:table-cell>
          <table:table-cell office:value-type="float" office:value="344.003000000001">
            <text:p>344.003</text:p>
          </table:table-cell>
          <table:table-cell/>
        </table:table-row>
        <table:table-row table:style-name="ro1">
          <table:table-cell table:style-name="ce17" office:value-type="string">
            <text:p>2013-12-16 12:00</text:p>
          </table:table-cell>
          <table:table-cell office:value-type="float" office:value="296.129">
            <text:p>296.129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3-12-16 12:00</text:p>
          </table:table-cell>
          <table:table-cell office:value-type="float" office:value="344.594000000001">
            <text:p>344.594</text:p>
          </table:table-cell>
          <table:table-cell/>
        </table:table-row>
        <table:table-row table:style-name="ro1">
          <table:table-cell table:style-name="ce17" office:value-type="string">
            <text:p>2013-12-17 12:00</text:p>
          </table:table-cell>
          <table:table-cell office:value-type="float" office:value="296.709">
            <text:p>296.709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3-12-17 12:00</text:p>
          </table:table-cell>
          <table:table-cell office:value-type="float" office:value="345.187">
            <text:p>345.187</text:p>
          </table:table-cell>
          <table:table-cell/>
        </table:table-row>
        <table:table-row table:style-name="ro1">
          <table:table-cell table:style-name="ce17" office:value-type="string">
            <text:p>2013-12-18 12:00</text:p>
          </table:table-cell>
          <table:table-cell office:value-type="float" office:value="297.288">
            <text:p>297.288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3-12-18 12:00</text:p>
          </table:table-cell>
          <table:table-cell office:value-type="float" office:value="345.779999999999">
            <text:p>345.78</text:p>
          </table:table-cell>
          <table:table-cell/>
        </table:table-row>
        <table:table-row table:style-name="ro1">
          <table:table-cell table:style-name="ce17" office:value-type="string">
            <text:p>2013-12-19 12:00</text:p>
          </table:table-cell>
          <table:table-cell office:value-type="float" office:value="297.869000000001">
            <text:p>297.869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3-12-19 12:00</text:p>
          </table:table-cell>
          <table:table-cell office:value-type="float" office:value="346.373">
            <text:p>346.373</text:p>
          </table:table-cell>
          <table:table-cell/>
        </table:table-row>
        <table:table-row table:style-name="ro1">
          <table:table-cell table:style-name="ce1" office:value-type="string">
            <text:p>2013-12-20 12:00</text:p>
          </table:table-cell>
          <table:table-cell table:style-name="ce13" office:value-type="float" office:value="298.45">
            <text:p>298.45</text:p>
          </table:table-cell>
          <table:table-cell table:style-name="ce13" office:value-type="string">
            <text:p>LOW</text:p>
          </table:table-cell>
          <table:table-cell office:value-type="string">
            <text:p>Fri</text:p>
          </table:table-cell>
          <table:table-cell table:style-name="ce17" office:value-type="string">
            <text:p>2013-12-20 12:00</text:p>
          </table:table-cell>
          <table:table-cell office:value-type="float" office:value="346.967000000001">
            <text:p>346.967</text:p>
          </table:table-cell>
          <table:table-cell/>
        </table:table-row>
        <table:table-row table:style-name="ro1">
          <table:table-cell table:style-name="ce17" office:value-type="string">
            <text:p>2013-12-21 12:00</text:p>
          </table:table-cell>
          <table:table-cell office:value-type="float" office:value="299.031">
            <text:p>299.031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3-12-21 12:00</text:p>
          </table:table-cell>
          <table:table-cell office:value-type="float" office:value="347.559999999999">
            <text:p>347.56</text:p>
          </table:table-cell>
          <table:table-cell/>
        </table:table-row>
        <table:table-row table:style-name="ro1">
          <table:table-cell table:style-name="ce17" office:value-type="string">
            <text:p>2013-12-22 12:00</text:p>
          </table:table-cell>
          <table:table-cell office:value-type="float" office:value="299.612">
            <text:p>299.612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3-12-22 12:00</text:p>
          </table:table-cell>
          <table:table-cell office:value-type="float" office:value="348.154999999999">
            <text:p>348.155</text:p>
          </table:table-cell>
          <table:table-cell/>
        </table:table-row>
        <table:table-row table:style-name="ro1">
          <table:table-cell table:style-name="ce17" office:value-type="string">
            <text:p>2013-12-23 12:00</text:p>
          </table:table-cell>
          <table:table-cell office:value-type="float" office:value="300.193999999999">
            <text:p>300.194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3-12-23 12:00</text:p>
          </table:table-cell>
          <table:table-cell office:value-type="float" office:value="348.749">
            <text:p>348.749</text:p>
          </table:table-cell>
          <table:table-cell/>
        </table:table-row>
        <table:table-row table:style-name="ro1">
          <table:table-cell table:style-name="ce17" office:value-type="string">
            <text:p>2013-12-24 12:00</text:p>
          </table:table-cell>
          <table:table-cell office:value-type="float" office:value="300.775">
            <text:p>300.775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3-12-24 12:00</text:p>
          </table:table-cell>
          <table:table-cell office:value-type="float" office:value="349.344000000001">
            <text:p>349.344</text:p>
          </table:table-cell>
          <table:table-cell/>
        </table:table-row>
        <table:table-row table:style-name="ro1">
          <table:table-cell table:style-name="ce17" office:value-type="string">
            <text:p>2013-12-25 12:00</text:p>
          </table:table-cell>
          <table:table-cell office:value-type="float" office:value="301.357">
            <text:p>301.357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3-12-25 12:00</text:p>
          </table:table-cell>
          <table:table-cell office:value-type="float" office:value="349.939">
            <text:p>349.939</text:p>
          </table:table-cell>
          <table:table-cell/>
        </table:table-row>
        <table:table-row table:style-name="ro1">
          <table:table-cell table:style-name="ce17" office:value-type="string">
            <text:p>2013-12-26 12:00</text:p>
          </table:table-cell>
          <table:table-cell office:value-type="float" office:value="301.94">
            <text:p>301.94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3-12-26 12:00</text:p>
          </table:table-cell>
          <table:table-cell office:value-type="float" office:value="350.534">
            <text:p>350.534</text:p>
          </table:table-cell>
          <table:table-cell/>
        </table:table-row>
        <table:table-row table:style-name="ro1">
          <table:table-cell table:style-name="ce17" office:value-type="string">
            <text:p>2013-12-27 12:00</text:p>
          </table:table-cell>
          <table:table-cell office:value-type="float" office:value="302.522">
            <text:p>302.522</text:p>
          </table:table-cell>
          <table:table-cell/>
          <table:table-cell office:value-type="string">
            <text:p>Fri</text:p>
          </table:table-cell>
          <table:table-cell table:style-name="ce1" office:value-type="string">
            <text:p>2013-12-27 12:00</text:p>
          </table:table-cell>
          <table:table-cell office:value-type="float" office:value="351.130000000001">
            <text:p>351.13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17" office:value-type="string">
            <text:p>2013-12-28 12:00</text:p>
          </table:table-cell>
          <table:table-cell office:value-type="float" office:value="303.104">
            <text:p>303.104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3-12-28 12:00</text:p>
          </table:table-cell>
          <table:table-cell office:value-type="float" office:value="351.726000000001">
            <text:p>351.726</text:p>
          </table:table-cell>
          <table:table-cell/>
        </table:table-row>
        <table:table-row table:style-name="ro1">
          <table:table-cell table:style-name="ce17" office:value-type="string">
            <text:p>2013-12-29 12:00</text:p>
          </table:table-cell>
          <table:table-cell office:value-type="float" office:value="303.687">
            <text:p>303.687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3-12-29 12:00</text:p>
          </table:table-cell>
          <table:table-cell office:value-type="float" office:value="352.322">
            <text:p>352.322</text:p>
          </table:table-cell>
          <table:table-cell/>
        </table:table-row>
        <table:table-row table:style-name="ro1">
          <table:table-cell table:style-name="ce17" office:value-type="string">
            <text:p>2013-12-30 12:00</text:p>
          </table:table-cell>
          <table:table-cell office:value-type="float" office:value="304.27">
            <text:p>304.27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3-12-30 12:00</text:p>
          </table:table-cell>
          <table:table-cell office:value-type="float" office:value="352.92">
            <text:p>352.92</text:p>
          </table:table-cell>
          <table:table-cell/>
        </table:table-row>
        <table:table-row table:style-name="ro1">
          <table:table-cell table:style-name="ce17" office:value-type="string">
            <text:p>2013-12-31 12:00</text:p>
          </table:table-cell>
          <table:table-cell office:value-type="float" office:value="304.853">
            <text:p>304.853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3-12-31 12:00</text:p>
          </table:table-cell>
          <table:table-cell office:value-type="float" office:value="353.516">
            <text:p>353.516</text:p>
          </table:table-cell>
          <table:table-cell/>
        </table:table-row>
        <table:table-row table:style-name="ro1">
          <table:table-cell table:style-name="ce17" office:value-type="string">
            <text:p>2014-01-01 12:00</text:p>
          </table:table-cell>
          <table:table-cell office:value-type="float" office:value="305.436">
            <text:p>305.436</text:p>
          </table:table-cell>
          <table:table-cell/>
          <table:table-cell office:value-type="string">
            <text:p>Wed</text:p>
          </table:table-cell>
          <table:table-cell table:style-name="ce2" office:value-type="string">
            <text:p>2014-01-01 12:00</text:p>
          </table:table-cell>
          <table:table-cell office:value-type="float" office:value="354.114">
            <text:p>354.114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4-01-02 12:00</text:p>
          </table:table-cell>
          <table:table-cell office:value-type="float" office:value="306.019">
            <text:p>306.019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4-01-02 12:00</text:p>
          </table:table-cell>
          <table:table-cell office:value-type="float" office:value="354.712">
            <text:p>354.712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4-01-03 12:00</text:p>
          </table:table-cell>
          <table:table-cell office:value-type="float" office:value="306.602">
            <text:p>306.602</text:p>
          </table:table-cell>
          <table:table-cell/>
          <table:table-cell office:value-type="string">
            <text:p>Fri</text:p>
          </table:table-cell>
          <table:table-cell table:style-name="ce17" office:value-type="string">
            <text:p>2014-01-03 12:00</text:p>
          </table:table-cell>
          <table:table-cell office:value-type="float" office:value="355.311">
            <text:p>355.311</text:p>
          </table:table-cell>
          <table:table-cell/>
        </table:table-row>
        <table:table-row table:style-name="ro1">
          <table:table-cell table:style-name="ce17" office:value-type="string">
            <text:p>2014-01-04 12:00</text:p>
          </table:table-cell>
          <table:table-cell office:value-type="float" office:value="307.186">
            <text:p>307.186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4-01-04 12:00</text:p>
          </table:table-cell>
          <table:table-cell office:value-type="float" office:value="355.909">
            <text:p>355.909</text:p>
          </table:table-cell>
          <table:table-cell/>
        </table:table-row>
        <table:table-row table:style-name="ro1">
          <table:table-cell table:style-name="ce17" office:value-type="string">
            <text:p>2014-01-05 12:00</text:p>
          </table:table-cell>
          <table:table-cell office:value-type="float" office:value="307.768">
            <text:p>307.768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4-01-05 12:00</text:p>
          </table:table-cell>
          <table:table-cell office:value-type="float" office:value="356.509">
            <text:p>356.509</text:p>
          </table:table-cell>
          <table:table-cell/>
        </table:table-row>
        <table:table-row table:style-name="ro1">
          <table:table-cell table:style-name="ce17" office:value-type="string">
            <text:p>2014-01-06 12:00</text:p>
          </table:table-cell>
          <table:table-cell office:value-type="float" office:value="308.35">
            <text:p>308.35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4-01-06 12:00</text:p>
          </table:table-cell>
          <table:table-cell office:value-type="float" office:value="357.110000000001">
            <text:p>357.11</text:p>
          </table:table-cell>
          <table:table-cell/>
        </table:table-row>
        <table:table-row table:style-name="ro1">
          <table:table-cell table:style-name="ce17" office:value-type="string">
            <text:p>2014-01-07 12:00</text:p>
          </table:table-cell>
          <table:table-cell office:value-type="float" office:value="308.934">
            <text:p>308.934</text:p>
          </table:table-cell>
          <table:table-cell/>
          <table:table-cell office:value-type="string">
            <text:p>Tue</text:p>
          </table:table-cell>
          <table:table-cell table:style-name="ce1" office:value-type="string">
            <text:p>2014-01-07 12:00</text:p>
          </table:table-cell>
          <table:table-cell office:value-type="float" office:value="357.709999999999">
            <text:p>357.71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17" office:value-type="string">
            <text:p>2014-01-08 12:00</text:p>
          </table:table-cell>
          <table:table-cell office:value-type="float" office:value="309.516">
            <text:p>309.516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4-01-08 12:00</text:p>
          </table:table-cell>
          <table:table-cell office:value-type="float" office:value="358.311">
            <text:p>358.311</text:p>
          </table:table-cell>
          <table:table-cell/>
        </table:table-row>
        <table:table-row table:style-name="ro1">
          <table:table-cell table:style-name="ce17" office:value-type="string">
            <text:p>2014-01-09 12:00</text:p>
          </table:table-cell>
          <table:table-cell office:value-type="float" office:value="310.098">
            <text:p>310.098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4-01-09 12:00</text:p>
          </table:table-cell>
          <table:table-cell office:value-type="float" office:value="358.913">
            <text:p>358.913</text:p>
          </table:table-cell>
          <table:table-cell/>
        </table:table-row>
        <table:table-row table:style-name="ro1">
          <table:table-cell table:style-name="ce2" office:value-type="string">
            <text:p>2014-01-10 12:00</text:p>
          </table:table-cell>
          <table:table-cell table:style-name="ce14" office:value-type="float" office:value="310.681">
            <text:p>310.681</text:p>
          </table:table-cell>
          <table:table-cell table:style-name="ce14" office:value-type="string">
            <text:p>HIGH</text:p>
          </table:table-cell>
          <table:table-cell office:value-type="string">
            <text:p>Fri</text:p>
          </table:table-cell>
          <table:table-cell table:style-name="ce17" office:value-type="string">
            <text:p>2014-01-10 12:00</text:p>
          </table:table-cell>
          <table:table-cell office:value-type="float" office:value="359.514999999999">
            <text:p>359.515</text:p>
          </table:table-cell>
          <table:table-cell/>
        </table:table-row>
        <table:table-row table:style-name="ro1">
          <table:table-cell table:style-name="ce17" office:value-type="string">
            <text:p>2014-01-11 12:00</text:p>
          </table:table-cell>
          <table:table-cell office:value-type="float" office:value="311.262">
            <text:p>311.262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4-01-11 12:00</text:p>
          </table:table-cell>
          <table:table-cell office:value-type="float" office:value="0.118000000000393">
            <text:p>0.118</text:p>
          </table:table-cell>
          <table:table-cell/>
        </table:table-row>
        <table:table-row table:style-name="ro1">
          <table:table-cell table:style-name="ce17" office:value-type="string">
            <text:p>2014-01-12 12:00</text:p>
          </table:table-cell>
          <table:table-cell office:value-type="float" office:value="311.844">
            <text:p>311.844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4-01-12 12:00</text:p>
          </table:table-cell>
          <table:table-cell office:value-type="float" office:value="0.720999999999549">
            <text:p>0.721</text:p>
          </table:table-cell>
          <table:table-cell/>
        </table:table-row>
        <table:table-row table:style-name="ro1">
          <table:table-cell table:style-name="ce17" office:value-type="string">
            <text:p>2014-01-13 12:00</text:p>
          </table:table-cell>
          <table:table-cell office:value-type="float" office:value="312.425999999999">
            <text:p>312.426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4-01-13 12:00</text:p>
          </table:table-cell>
          <table:table-cell office:value-type="float" office:value="1.32400000000052">
            <text:p>1.324</text:p>
          </table:table-cell>
          <table:table-cell/>
        </table:table-row>
        <table:table-row table:style-name="ro1">
          <table:table-cell table:style-name="ce18" office:value-type="string">
            <text:p>2014-01-14 12:00</text:p>
          </table:table-cell>
          <table:table-cell table:style-name="ce3" office:value-type="float" office:value="313.007">
            <text:p>313.007</text:p>
          </table:table-cell>
          <table:table-cell table:style-name="ce3" office:value-type="string">
            <text:p>WATCH</text:p>
          </table:table-cell>
          <table:table-cell office:value-type="string">
            <text:p>Tue</text:p>
          </table:table-cell>
          <table:table-cell table:style-name="ce17" office:value-type="string">
            <text:p>2014-01-14 12:00</text:p>
          </table:table-cell>
          <table:table-cell office:value-type="float" office:value="1.92900000000009">
            <text:p>1.929</text:p>
          </table:table-cell>
          <table:table-cell/>
        </table:table-row>
        <table:table-row table:style-name="ro1">
          <table:table-cell table:style-name="ce17" office:value-type="string">
            <text:p>2014-01-15 12:00</text:p>
          </table:table-cell>
          <table:table-cell office:value-type="float" office:value="313.588">
            <text:p>313.588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4-01-15 12:00</text:p>
          </table:table-cell>
          <table:table-cell office:value-type="float" office:value="2.53399999999965">
            <text:p>2.534</text:p>
          </table:table-cell>
          <table:table-cell/>
        </table:table-row>
        <table:table-row table:style-name="ro1">
          <table:table-cell table:style-name="ce17" office:value-type="string">
            <text:p>2014-01-16 12:00</text:p>
          </table:table-cell>
          <table:table-cell office:value-type="float" office:value="314.169">
            <text:p>314.169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4-01-16 12:00</text:p>
          </table:table-cell>
          <table:table-cell office:value-type="float" office:value="3.13899999999921">
            <text:p>3.139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4-01-17 12:00</text:p>
          </table:table-cell>
          <table:table-cell office:value-type="float" office:value="314.75">
            <text:p>314.75</text:p>
          </table:table-cell>
          <table:table-cell/>
          <table:table-cell office:value-type="string">
            <text:p>Fri</text:p>
          </table:table-cell>
          <table:table-cell table:style-name="ce19" office:value-type="string">
            <text:p>2014-01-17 12:00</text:p>
          </table:table-cell>
          <table:table-cell office:value-type="float" office:value="3.74499999999898">
            <text:p>3.745</text:p>
          </table:table-cell>
          <table:table-cell/>
        </table:table-row>
        <table:table-row table:style-name="ro1">
          <table:table-cell table:style-name="ce17" office:value-type="string">
            <text:p>2014-01-18 12:00</text:p>
          </table:table-cell>
          <table:table-cell office:value-type="float" office:value="315.331">
            <text:p>315.331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4-01-18 12:00</text:p>
          </table:table-cell>
          <table:table-cell office:value-type="float" office:value="4.35000000000036">
            <text:p>4.35</text:p>
          </table:table-cell>
          <table:table-cell/>
        </table:table-row>
        <table:table-row table:style-name="ro1">
          <table:table-cell table:style-name="ce17" office:value-type="string">
            <text:p>2014-01-19 12:00</text:p>
          </table:table-cell>
          <table:table-cell office:value-type="float" office:value="315.912">
            <text:p>315.912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4-01-19 12:00</text:p>
          </table:table-cell>
          <table:table-cell office:value-type="float" office:value="4.95600000000013">
            <text:p>4.956</text:p>
          </table:table-cell>
          <table:table-cell/>
        </table:table-row>
        <table:table-row table:style-name="ro1">
          <table:table-cell table:style-name="ce17" office:value-type="string">
            <text:p>2014-01-20 12:00</text:p>
          </table:table-cell>
          <table:table-cell office:value-type="float" office:value="316.491">
            <text:p>316.491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4-01-20 12:00</text:p>
          </table:table-cell>
          <table:table-cell office:value-type="float" office:value="5.5630000000001">
            <text:p>5.563</text:p>
          </table:table-cell>
          <table:table-cell/>
        </table:table-row>
        <table:table-row table:style-name="ro1">
          <table:table-cell table:style-name="ce17" office:value-type="string">
            <text:p>2014-01-21 12:00</text:p>
          </table:table-cell>
          <table:table-cell office:value-type="float" office:value="317.072">
            <text:p>317.072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4-01-21 12:00</text:p>
          </table:table-cell>
          <table:table-cell office:value-type="float" office:value="6.17000000000007">
            <text:p>6.17</text:p>
          </table:table-cell>
          <table:table-cell/>
        </table:table-row>
        <table:table-row table:style-name="ro1">
          <table:table-cell table:style-name="ce17" office:value-type="string">
            <text:p>2014-01-22 12:00</text:p>
          </table:table-cell>
          <table:table-cell office:value-type="float" office:value="317.652">
            <text:p>317.652</text:p>
          </table:table-cell>
          <table:table-cell/>
          <table:table-cell office:value-type="string">
            <text:p>Wed</text:p>
          </table:table-cell>
          <table:table-cell table:style-name="ce1" office:value-type="string">
            <text:p>2014-01-22 12:00</text:p>
          </table:table-cell>
          <table:table-cell office:value-type="float" office:value="6.77800000000025">
            <text:p>6.778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17" office:value-type="string">
            <text:p>2014-01-23 12:00</text:p>
          </table:table-cell>
          <table:table-cell office:value-type="float" office:value="318.231">
            <text:p>318.231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4-01-23 12:00</text:p>
          </table:table-cell>
          <table:table-cell office:value-type="float" office:value="7.38500000000022">
            <text:p>7.385</text:p>
          </table:table-cell>
          <table:table-cell/>
        </table:table-row>
        <table:table-row table:style-name="ro1">
          <table:table-cell table:style-name="ce1" office:value-type="string">
            <text:p>2014-01-24 12:00</text:p>
          </table:table-cell>
          <table:table-cell table:style-name="ce13" office:value-type="float" office:value="318.809999999999">
            <text:p>318.81</text:p>
          </table:table-cell>
          <table:table-cell table:style-name="ce13" office:value-type="string">
            <text:p>LOW</text:p>
          </table:table-cell>
          <table:table-cell office:value-type="string">
            <text:p>Fri</text:p>
          </table:table-cell>
          <table:table-cell table:style-name="ce17" office:value-type="string">
            <text:p>2014-01-24 12:00</text:p>
          </table:table-cell>
          <table:table-cell office:value-type="float" office:value="7.99300000000039">
            <text:p>7.993</text:p>
          </table:table-cell>
          <table:table-cell/>
        </table:table-row>
        <table:table-row table:style-name="ro1">
          <table:table-cell table:style-name="ce17" office:value-type="string">
            <text:p>2014-01-25 12:00</text:p>
          </table:table-cell>
          <table:table-cell office:value-type="float" office:value="319.389">
            <text:p>319.389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4-01-25 12:00</text:p>
          </table:table-cell>
          <table:table-cell office:value-type="float" office:value="8.60100000000057">
            <text:p>8.601</text:p>
          </table:table-cell>
          <table:table-cell/>
        </table:table-row>
        <table:table-row table:style-name="ro1">
          <table:table-cell table:style-name="ce17" office:value-type="string">
            <text:p>2014-01-26 12:00</text:p>
          </table:table-cell>
          <table:table-cell office:value-type="float" office:value="319.968">
            <text:p>319.968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4-01-26 12:00</text:p>
          </table:table-cell>
          <table:table-cell office:value-type="float" office:value="9.20999999999913">
            <text:p>9.21</text:p>
          </table:table-cell>
          <table:table-cell/>
        </table:table-row>
        <table:table-row table:style-name="ro1">
          <table:table-cell table:style-name="ce17" office:value-type="string">
            <text:p>2014-01-27 12:00</text:p>
          </table:table-cell>
          <table:table-cell office:value-type="float" office:value="320.546">
            <text:p>320.546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4-01-27 12:00</text:p>
          </table:table-cell>
          <table:table-cell office:value-type="float" office:value="9.81899999999951">
            <text:p>9.819</text:p>
          </table:table-cell>
          <table:table-cell/>
        </table:table-row>
        <table:table-row table:style-name="ro1">
          <table:table-cell table:style-name="ce17" office:value-type="string">
            <text:p>2014-01-28 12:00</text:p>
          </table:table-cell>
          <table:table-cell office:value-type="float" office:value="321.125">
            <text:p>321.125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4-01-28 12:00</text:p>
          </table:table-cell>
          <table:table-cell office:value-type="float" office:value="10.4269999999997">
            <text:p>10.427</text:p>
          </table:table-cell>
          <table:table-cell/>
        </table:table-row>
        <table:table-row table:style-name="ro1">
          <table:table-cell table:style-name="ce17" office:value-type="string">
            <text:p>2014-01-29 12:00</text:p>
          </table:table-cell>
          <table:table-cell office:value-type="float" office:value="321.703">
            <text:p>321.703</text:p>
          </table:table-cell>
          <table:table-cell/>
          <table:table-cell office:value-type="string">
            <text:p>Wed</text:p>
          </table:table-cell>
          <table:table-cell table:style-name="ce2" office:value-type="string">
            <text:p>2014-01-29 12:00</text:p>
          </table:table-cell>
          <table:table-cell office:value-type="float" office:value="11.0370000000003">
            <text:p>11.037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4-01-30 12:00</text:p>
          </table:table-cell>
          <table:table-cell office:value-type="float" office:value="322.28">
            <text:p>322.28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4-01-30 12:00</text:p>
          </table:table-cell>
          <table:table-cell office:value-type="float" office:value="11.6460000000006">
            <text:p>11.646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4-01-31 12:00</text:p>
          </table:table-cell>
          <table:table-cell office:value-type="float" office:value="322.858">
            <text:p>322.858</text:p>
          </table:table-cell>
          <table:table-cell/>
          <table:table-cell office:value-type="string">
            <text:p>Fri</text:p>
          </table:table-cell>
          <table:table-cell table:style-name="ce17" office:value-type="string">
            <text:p>2014-01-31 12:00</text:p>
          </table:table-cell>
          <table:table-cell office:value-type="float" office:value="12.2559999999994">
            <text:p>12.256</text:p>
          </table:table-cell>
          <table:table-cell/>
        </table:table-row>
        <table:table-row table:style-name="ro1">
          <table:table-cell table:style-name="ce17" office:value-type="string">
            <text:p>2014-02-01 12:00</text:p>
          </table:table-cell>
          <table:table-cell office:value-type="float" office:value="323.434">
            <text:p>323.434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4-02-01 12:00</text:p>
          </table:table-cell>
          <table:table-cell office:value-type="float" office:value="12.866">
            <text:p>12.866</text:p>
          </table:table-cell>
          <table:table-cell/>
        </table:table-row>
        <table:table-row table:style-name="ro1">
          <table:table-cell table:style-name="ce17" office:value-type="string">
            <text:p>2014-02-02 12:00</text:p>
          </table:table-cell>
          <table:table-cell office:value-type="float" office:value="324.01">
            <text:p>324.01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4-02-02 12:00</text:p>
          </table:table-cell>
          <table:table-cell office:value-type="float" office:value="13.476999999999">
            <text:p>13.477</text:p>
          </table:table-cell>
          <table:table-cell/>
        </table:table-row>
        <table:table-row table:style-name="ro1">
          <table:table-cell table:style-name="ce17" office:value-type="string">
            <text:p>2014-02-03 12:00</text:p>
          </table:table-cell>
          <table:table-cell office:value-type="float" office:value="324.586">
            <text:p>324.586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4-02-03 12:00</text:p>
          </table:table-cell>
          <table:table-cell office:value-type="float" office:value="14.0869999999995">
            <text:p>14.087</text:p>
          </table:table-cell>
          <table:table-cell/>
        </table:table-row>
        <table:table-row table:style-name="ro1">
          <table:table-cell table:style-name="ce17" office:value-type="string">
            <text:p>2014-02-04 12:00</text:p>
          </table:table-cell>
          <table:table-cell office:value-type="float" office:value="325.161">
            <text:p>325.161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4-02-04 12:00</text:p>
          </table:table-cell>
          <table:table-cell office:value-type="float" office:value="14.6980000000003">
            <text:p>14.698</text:p>
          </table:table-cell>
          <table:table-cell/>
        </table:table-row>
        <table:table-row table:style-name="ro1">
          <table:table-cell table:style-name="ce17" office:value-type="string">
            <text:p>2014-02-05 12:00</text:p>
          </table:table-cell>
          <table:table-cell office:value-type="float" office:value="325.735000000001">
            <text:p>325.735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4-02-05 12:00</text:p>
          </table:table-cell>
          <table:table-cell office:value-type="float" office:value="15.3099999999995">
            <text:p>15.31</text:p>
          </table:table-cell>
          <table:table-cell/>
        </table:table-row>
        <table:table-row table:style-name="ro1">
          <table:table-cell table:style-name="ce17" office:value-type="string">
            <text:p>2014-02-06 12:00</text:p>
          </table:table-cell>
          <table:table-cell office:value-type="float" office:value="326.309999999999">
            <text:p>326.31</text:p>
          </table:table-cell>
          <table:table-cell/>
          <table:table-cell office:value-type="string">
            <text:p>Thu</text:p>
          </table:table-cell>
          <table:table-cell table:style-name="ce18" office:value-type="string">
            <text:p>2014-02-06 12:00</text:p>
          </table:table-cell>
          <table:table-cell office:value-type="float" office:value="15.9210000000003">
            <text:p>15.921</text:p>
          </table:table-cell>
          <table:table-cell table:style-name="ce3" office:value-type="string">
            <text:p>WATCH</text:p>
          </table:table-cell>
        </table:table-row>
        <table:table-row table:style-name="ro1">
          <table:table-cell table:style-name="ce2" office:value-type="string">
            <text:p>2014-02-07 12:00</text:p>
          </table:table-cell>
          <table:table-cell table:style-name="ce14" office:value-type="float" office:value="326.883">
            <text:p>326.883</text:p>
          </table:table-cell>
          <table:table-cell table:style-name="ce14" office:value-type="string">
            <text:p>HIGH</text:p>
          </table:table-cell>
          <table:table-cell office:value-type="string">
            <text:p>Fri</text:p>
          </table:table-cell>
          <table:table-cell table:style-name="ce17" office:value-type="string">
            <text:p>2014-02-07 12:00</text:p>
          </table:table-cell>
          <table:table-cell office:value-type="float" office:value="16.5319999999992">
            <text:p>16.532</text:p>
          </table:table-cell>
          <table:table-cell/>
        </table:table-row>
        <table:table-row table:style-name="ro1">
          <table:table-cell table:style-name="ce17" office:value-type="string">
            <text:p>2014-02-08 12:00</text:p>
          </table:table-cell>
          <table:table-cell office:value-type="float" office:value="327.456">
            <text:p>327.456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4-02-08 12:00</text:p>
          </table:table-cell>
          <table:table-cell office:value-type="float" office:value="17.1440000000002">
            <text:p>17.144</text:p>
          </table:table-cell>
          <table:table-cell/>
        </table:table-row>
        <table:table-row table:style-name="ro1">
          <table:table-cell table:style-name="ce17" office:value-type="string">
            <text:p>2014-02-09 12:00</text:p>
          </table:table-cell>
          <table:table-cell office:value-type="float" office:value="328.028">
            <text:p>328.028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4-02-09 12:00</text:p>
          </table:table-cell>
          <table:table-cell office:value-type="float" office:value="17.7569999999996">
            <text:p>17.757</text:p>
          </table:table-cell>
          <table:table-cell/>
        </table:table-row>
        <table:table-row table:style-name="ro1">
          <table:table-cell table:style-name="ce17" office:value-type="string">
            <text:p>2014-02-10 12:00</text:p>
          </table:table-cell>
          <table:table-cell office:value-type="float" office:value="328.6">
            <text:p>328.6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4-02-10 12:00</text:p>
          </table:table-cell>
          <table:table-cell office:value-type="float" office:value="18.3689999999988">
            <text:p>18.369</text:p>
          </table:table-cell>
          <table:table-cell/>
        </table:table-row>
        <table:table-row table:style-name="ro1">
          <table:table-cell table:style-name="ce17" office:value-type="string">
            <text:p>2014-02-11 12:00</text:p>
          </table:table-cell>
          <table:table-cell office:value-type="float" office:value="329.17">
            <text:p>329.17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4-02-11 12:00</text:p>
          </table:table-cell>
          <table:table-cell office:value-type="float" office:value="18.982">
            <text:p>18.982</text:p>
          </table:table-cell>
          <table:table-cell/>
        </table:table-row>
        <table:table-row table:style-name="ro1">
          <table:table-cell table:style-name="ce17" office:value-type="string">
            <text:p>2014-02-12 12:00</text:p>
          </table:table-cell>
          <table:table-cell office:value-type="float" office:value="329.741">
            <text:p>329.741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4-02-12 12:00</text:p>
          </table:table-cell>
          <table:table-cell office:value-type="float" office:value="19.5930000000008">
            <text:p>19.593</text:p>
          </table:table-cell>
          <table:table-cell/>
        </table:table-row>
        <table:table-row table:style-name="ro1">
          <table:table-cell table:style-name="ce17" office:value-type="string">
            <text:p>2014-02-13 12:00</text:p>
          </table:table-cell>
          <table:table-cell office:value-type="float" office:value="330.311">
            <text:p>330.311</text:p>
          </table:table-cell>
          <table:table-cell/>
          <table:table-cell office:value-type="string">
            <text:p>Thu</text:p>
          </table:table-cell>
          <table:table-cell table:style-name="ce2" office:value-type="string">
            <text:p>2014-02-13 12:00</text:p>
          </table:table-cell>
          <table:table-cell office:value-type="float" office:value="20.2070000000003">
            <text:p>20.207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4-02-14 12:00</text:p>
          </table:table-cell>
          <table:table-cell office:value-type="float" office:value="330.879">
            <text:p>330.879</text:p>
          </table:table-cell>
          <table:table-cell/>
          <table:table-cell office:value-type="string">
            <text:p>Fri</text:p>
          </table:table-cell>
          <table:table-cell table:style-name="ce17" office:value-type="string">
            <text:p>2014-02-14 12:00</text:p>
          </table:table-cell>
          <table:table-cell office:value-type="float" office:value="20.8199999999997">
            <text:p>20.82</text:p>
          </table:table-cell>
          <table:table-cell/>
        </table:table-row>
        <table:table-row table:style-name="ro1">
          <table:table-cell table:style-name="ce17" office:value-type="string">
            <text:p>2014-02-15 12:00</text:p>
          </table:table-cell>
          <table:table-cell office:value-type="float" office:value="331.448">
            <text:p>331.448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4-02-15 12:00</text:p>
          </table:table-cell>
          <table:table-cell office:value-type="float" office:value="21.4320000000007">
            <text:p>21.432</text:p>
          </table:table-cell>
          <table:table-cell/>
        </table:table-row>
        <table:table-row table:style-name="ro1">
          <table:table-cell table:style-name="ce18" office:value-type="string">
            <text:p>2014-02-16 12:00</text:p>
          </table:table-cell>
          <table:table-cell table:style-name="ce3" office:value-type="float" office:value="332.017">
            <text:p>332.017</text:p>
          </table:table-cell>
          <table:table-cell table:style-name="ce3" office:value-type="string">
            <text:p>WATCH</text:p>
          </table:table-cell>
          <table:table-cell office:value-type="string">
            <text:p>Sun</text:p>
          </table:table-cell>
          <table:table-cell table:style-name="ce17" office:value-type="string">
            <text:p>2014-02-16 12:00</text:p>
          </table:table-cell>
          <table:table-cell office:value-type="float" office:value="22.0450000000001">
            <text:p>22.045</text:p>
          </table:table-cell>
          <table:table-cell/>
        </table:table-row>
        <table:table-row table:style-name="ro1">
          <table:table-cell table:style-name="ce17" office:value-type="string">
            <text:p>2014-02-17 12:00</text:p>
          </table:table-cell>
          <table:table-cell office:value-type="float" office:value="332.583000000001">
            <text:p>332.583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4-02-17 12:00</text:p>
          </table:table-cell>
          <table:table-cell office:value-type="float" office:value="22.6589999999997">
            <text:p>22.659</text:p>
          </table:table-cell>
          <table:table-cell/>
        </table:table-row>
        <table:table-row table:style-name="ro1">
          <table:table-cell table:style-name="ce17" office:value-type="string">
            <text:p>2014-02-18 12:00</text:p>
          </table:table-cell>
          <table:table-cell office:value-type="float" office:value="333.15">
            <text:p>333.15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4-02-18 12:00</text:p>
          </table:table-cell>
          <table:table-cell office:value-type="float" office:value="23.2710000000006">
            <text:p>23.271</text:p>
          </table:table-cell>
          <table:table-cell/>
        </table:table-row>
        <table:table-row table:style-name="ro1">
          <table:table-cell table:style-name="ce17" office:value-type="string">
            <text:p>2014-02-19 12:00</text:p>
          </table:table-cell>
          <table:table-cell office:value-type="float" office:value="333.715">
            <text:p>333.715</text:p>
          </table:table-cell>
          <table:table-cell/>
          <table:table-cell office:value-type="string">
            <text:p>Wed</text:p>
          </table:table-cell>
          <table:table-cell table:style-name="ce1" office:value-type="string">
            <text:p>2014-02-19 12:00</text:p>
          </table:table-cell>
          <table:table-cell office:value-type="float" office:value="23.884">
            <text:p>23.884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17" office:value-type="string">
            <text:p>2014-02-20 12:00</text:p>
          </table:table-cell>
          <table:table-cell office:value-type="float" office:value="334.281">
            <text:p>334.281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4-02-20 12:00</text:p>
          </table:table-cell>
          <table:table-cell office:value-type="float" office:value="24.4969999999994">
            <text:p>24.497</text:p>
          </table:table-cell>
          <table:table-cell/>
        </table:table-row>
        <table:table-row table:style-name="ro1">
          <table:table-cell table:style-name="ce17" office:value-type="string">
            <text:p>2014-02-21 12:00</text:p>
          </table:table-cell>
          <table:table-cell office:value-type="float" office:value="334.846">
            <text:p>334.846</text:p>
          </table:table-cell>
          <table:table-cell/>
          <table:table-cell office:value-type="string">
            <text:p>Fri</text:p>
          </table:table-cell>
          <table:table-cell table:style-name="ce17" office:value-type="string">
            <text:p>2014-02-21 12:00</text:p>
          </table:table-cell>
          <table:table-cell office:value-type="float" office:value="25.1090000000004">
            <text:p>25.109</text:p>
          </table:table-cell>
          <table:table-cell/>
        </table:table-row>
        <table:table-row table:style-name="ro1">
          <table:table-cell table:style-name="ce17" office:value-type="string">
            <text:p>2014-02-22 12:00</text:p>
          </table:table-cell>
          <table:table-cell office:value-type="float" office:value="335.41">
            <text:p>335.41</text:p>
          </table:table-cell>
          <table:table-cell/>
          <table:table-cell office:value-type="string">
            <text:p>Sat</text:p>
          </table:table-cell>
          <table:table-cell table:style-name="ce17" office:value-type="string">
            <text:p>2014-02-22 12:00</text:p>
          </table:table-cell>
          <table:table-cell office:value-type="float" office:value="25.7209999999995">
            <text:p>25.721</text:p>
          </table:table-cell>
          <table:table-cell/>
        </table:table-row>
        <table:table-row table:style-name="ro1">
          <table:table-cell table:style-name="ce17" office:value-type="string">
            <text:p>2014-02-23 12:00</text:p>
          </table:table-cell>
          <table:table-cell office:value-type="float" office:value="335.974">
            <text:p>335.974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4-02-23 12:00</text:p>
          </table:table-cell>
          <table:table-cell office:value-type="float" office:value="26.3330000000005">
            <text:p>26.333</text:p>
          </table:table-cell>
          <table:table-cell/>
        </table:table-row>
        <table:table-row table:style-name="ro1">
          <table:table-cell table:style-name="ce17" office:value-type="string">
            <text:p>2014-02-24 12:00</text:p>
          </table:table-cell>
          <table:table-cell office:value-type="float" office:value="336.536">
            <text:p>336.536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4-02-24 12:00</text:p>
          </table:table-cell>
          <table:table-cell office:value-type="float" office:value="26.9459999999999">
            <text:p>26.946</text:p>
          </table:table-cell>
          <table:table-cell/>
        </table:table-row>
        <table:table-row table:style-name="ro1">
          <table:table-cell table:style-name="ce17" office:value-type="string">
            <text:p>2014-02-25 12:00</text:p>
          </table:table-cell>
          <table:table-cell office:value-type="float" office:value="337.098">
            <text:p>337.098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4-02-25 12:00</text:p>
          </table:table-cell>
          <table:table-cell office:value-type="float" office:value="27.5580000000009">
            <text:p>27.558</text:p>
          </table:table-cell>
          <table:table-cell/>
        </table:table-row>
        <table:table-row table:style-name="ro1">
          <table:table-cell table:style-name="ce17" office:value-type="string">
            <text:p>2014-02-26 12:00</text:p>
          </table:table-cell>
          <table:table-cell office:value-type="float" office:value="337.66">
            <text:p>337.66</text:p>
          </table:table-cell>
          <table:table-cell/>
          <table:table-cell office:value-type="string">
            <text:p>Wed</text:p>
          </table:table-cell>
          <table:table-cell table:style-name="ce2" office:value-type="string">
            <text:p>2014-02-26 12:00</text:p>
          </table:table-cell>
          <table:table-cell office:value-type="float" office:value="28.1689999999999">
            <text:p>28.169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4-02-27 12:00</text:p>
          </table:table-cell>
          <table:table-cell office:value-type="float" office:value="338.221">
            <text:p>338.221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4-02-27 12:00</text:p>
          </table:table-cell>
          <table:table-cell office:value-type="float" office:value="28.780999999999">
            <text:p>28.781</text:p>
          </table:table-cell>
          <table:table-cell/>
        </table:table-row>
        <table:table-row table:style-name="ro1">
          <table:table-cell table:style-name="ce17" office:value-type="string">
            <text:p>2014-02-28 12:00</text:p>
          </table:table-cell>
          <table:table-cell office:value-type="float" office:value="338.781">
            <text:p>338.781</text:p>
          </table:table-cell>
          <table:table-cell/>
          <table:table-cell office:value-type="string">
            <text:p>Fri</text:p>
          </table:table-cell>
          <table:table-cell table:style-name="ce1" office:value-type="string">
            <text:p>2014-02-28 12:00</text:p>
          </table:table-cell>
          <table:table-cell office:value-type="float" office:value="29.3919999999998">
            <text:p>29.392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1" office:value-type="string">
            <text:p>2014-03-01 12:00</text:p>
          </table:table-cell>
          <table:table-cell table:style-name="ce13" office:value-type="float" office:value="339.34">
            <text:p>339.34</text:p>
          </table:table-cell>
          <table:table-cell table:style-name="ce13" office:value-type="string">
            <text:p>LOW</text:p>
          </table:table-cell>
          <table:table-cell office:value-type="string">
            <text:p>Sat</text:p>
          </table:table-cell>
          <table:table-cell table:style-name="ce17" office:value-type="string">
            <text:p>2014-03-01 12:00</text:p>
          </table:table-cell>
          <table:table-cell office:value-type="float" office:value="30.0030000000006">
            <text:p>30.003</text:p>
          </table:table-cell>
          <table:table-cell/>
        </table:table-row>
        <table:table-row table:style-name="ro1">
          <table:table-cell table:style-name="ce17" office:value-type="string">
            <text:p>2014-03-02 12:00</text:p>
          </table:table-cell>
          <table:table-cell office:value-type="float" office:value="339.898999999999">
            <text:p>339.899</text:p>
          </table:table-cell>
          <table:table-cell/>
          <table:table-cell office:value-type="string">
            <text:p>Sun</text:p>
          </table:table-cell>
          <table:table-cell table:style-name="ce17" office:value-type="string">
            <text:p>2014-03-02 12:00</text:p>
          </table:table-cell>
          <table:table-cell office:value-type="float" office:value="30.6139999999996">
            <text:p>30.614</text:p>
          </table:table-cell>
          <table:table-cell/>
        </table:table-row>
        <table:table-row table:style-name="ro1">
          <table:table-cell table:style-name="ce17" office:value-type="string">
            <text:p>2014-03-03 12:00</text:p>
          </table:table-cell>
          <table:table-cell office:value-type="float" office:value="340.456">
            <text:p>340.456</text:p>
          </table:table-cell>
          <table:table-cell/>
          <table:table-cell office:value-type="string">
            <text:p>Mon</text:p>
          </table:table-cell>
          <table:table-cell table:style-name="ce17" office:value-type="string">
            <text:p>2014-03-03 12:00</text:p>
          </table:table-cell>
          <table:table-cell office:value-type="float" office:value="31.2250000000004">
            <text:p>31.225</text:p>
          </table:table-cell>
          <table:table-cell/>
        </table:table-row>
        <table:table-row table:style-name="ro1">
          <table:table-cell table:style-name="ce17" office:value-type="string">
            <text:p>2014-03-04 12:00</text:p>
          </table:table-cell>
          <table:table-cell office:value-type="float" office:value="341.014">
            <text:p>341.014</text:p>
          </table:table-cell>
          <table:table-cell/>
          <table:table-cell office:value-type="string">
            <text:p>Tue</text:p>
          </table:table-cell>
          <table:table-cell table:style-name="ce17" office:value-type="string">
            <text:p>2014-03-04 12:00</text:p>
          </table:table-cell>
          <table:table-cell office:value-type="float" office:value="31.8359999999993">
            <text:p>31.836</text:p>
          </table:table-cell>
          <table:table-cell/>
        </table:table-row>
        <table:table-row table:style-name="ro1">
          <table:table-cell table:style-name="ce17" office:value-type="string">
            <text:p>2014-03-05 12:00</text:p>
          </table:table-cell>
          <table:table-cell office:value-type="float" office:value="341.569">
            <text:p>341.569</text:p>
          </table:table-cell>
          <table:table-cell/>
          <table:table-cell office:value-type="string">
            <text:p>Wed</text:p>
          </table:table-cell>
          <table:table-cell table:style-name="ce17" office:value-type="string">
            <text:p>2014-03-05 12:00</text:p>
          </table:table-cell>
          <table:table-cell office:value-type="float" office:value="32.4470000000001">
            <text:p>32.447</text:p>
          </table:table-cell>
          <table:table-cell/>
        </table:table-row>
        <table:table-row table:style-name="ro1">
          <table:table-cell table:style-name="ce17" office:value-type="string">
            <text:p>2014-03-06 12:00</text:p>
          </table:table-cell>
          <table:table-cell office:value-type="float" office:value="342.124">
            <text:p>342.124</text:p>
          </table:table-cell>
          <table:table-cell/>
          <table:table-cell office:value-type="string">
            <text:p>Thu</text:p>
          </table:table-cell>
          <table:table-cell table:style-name="ce17" office:value-type="string">
            <text:p>2014-03-06 12:00</text:p>
          </table:table-cell>
          <table:table-cell office:value-type="float" office:value="33.0580000000009">
            <text:p>33.058</text:p>
          </table:table-cell>
          <table:table-cell/>
        </table:table-row>
        <table:table-row table:style-name="ro1">
          <table:table-cell table:style-name="ce17" office:value-type="string">
            <text:p>2014-03-07 12:00</text:p>
          </table:table-cell>
          <table:table-cell office:value-type="float" office:value="342.678">
            <text:p>342.678</text:p>
          </table:table-cell>
          <table:table-cell/>
          <table:table-cell office:value-type="string">
            <text:p>Fri</text:p>
          </table:table-cell>
          <table:table-cell table:style-name="ce2" office:value-type="string">
            <text:p>2014-03-07 12:00</text:p>
          </table:table-cell>
          <table:table-cell office:value-type="float" office:value="33.6679999999997">
            <text:p>33.668</text:p>
          </table:table-cell>
          <table:table-cell table:style-name="ce14" office:value-type="string">
            <text:p>HIGH</text:p>
          </table:table-cell>
        </table:table-row>
        <table:table-row table:style-name="ro1">
          <table:table-cell table:style-name="ce17" office:value-type="string">
            <text:p>2014-03-08 12:00</text:p>
          </table:table-cell>
          <table:table-cell office:value-type="float" office:value="343.232">
            <text:p>343.232</text:p>
          </table:table-cell>
          <table:table-cell/>
          <table:table-cell office:value-type="string">
            <text:p>Sat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09 12:00</text:p>
          </table:table-cell>
          <table:table-cell office:value-type="float" office:value="343.784">
            <text:p>343.784</text:p>
          </table:table-cell>
          <table:table-cell/>
          <table:table-cell office:value-type="string">
            <text:p>Sun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10 12:00</text:p>
          </table:table-cell>
          <table:table-cell office:value-type="float" office:value="344.335">
            <text:p>344.335</text:p>
          </table:table-cell>
          <table:table-cell/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11 12:00</text:p>
          </table:table-cell>
          <table:table-cell office:value-type="float" office:value="344.885">
            <text:p>344.885</text:p>
          </table:table-cell>
          <table:table-cell/>
          <table:table-cell office:value-type="string">
            <text:p>Tue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12 12:00</text:p>
          </table:table-cell>
          <table:table-cell office:value-type="float" office:value="345.434999999999">
            <text:p>345.435</text:p>
          </table:table-cell>
          <table:table-cell/>
          <table:table-cell office:value-type="string">
            <text:p>Wed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13 12:00</text:p>
          </table:table-cell>
          <table:table-cell office:value-type="float" office:value="345.984">
            <text:p>345.984</text:p>
          </table:table-cell>
          <table:table-cell/>
          <table:table-cell office:value-type="string">
            <text:p>Thu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14 12:00</text:p>
          </table:table-cell>
          <table:table-cell office:value-type="float" office:value="346.531">
            <text:p>346.531</text:p>
          </table:table-cell>
          <table:table-cell/>
          <table:table-cell office:value-type="string">
            <text:p>Fri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15 12:00</text:p>
          </table:table-cell>
          <table:table-cell office:value-type="float" office:value="347.077999999999">
            <text:p>347.078</text:p>
          </table:table-cell>
          <table:table-cell/>
          <table:table-cell office:value-type="string">
            <text:p>Sat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16 12:00</text:p>
          </table:table-cell>
          <table:table-cell office:value-type="float" office:value="347.623">
            <text:p>347.623</text:p>
          </table:table-cell>
          <table:table-cell/>
          <table:table-cell office:value-type="string">
            <text:p>Sun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17 12:00</text:p>
          </table:table-cell>
          <table:table-cell office:value-type="float" office:value="348.168">
            <text:p>348.168</text:p>
          </table:table-cell>
          <table:table-cell/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18 12:00</text:p>
          </table:table-cell>
          <table:table-cell office:value-type="float" office:value="348.712">
            <text:p>348.712</text:p>
          </table:table-cell>
          <table:table-cell/>
          <table:table-cell office:value-type="string">
            <text:p>Tue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19 12:00</text:p>
          </table:table-cell>
          <table:table-cell office:value-type="float" office:value="349.255">
            <text:p>349.255</text:p>
          </table:table-cell>
          <table:table-cell/>
          <table:table-cell office:value-type="string">
            <text:p>Wed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20 12:00</text:p>
          </table:table-cell>
          <table:table-cell office:value-type="float" office:value="349.797">
            <text:p>349.797</text:p>
          </table:table-cell>
          <table:table-cell/>
          <table:table-cell office:value-type="string">
            <text:p>Thu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21 12:00</text:p>
          </table:table-cell>
          <table:table-cell office:value-type="float" office:value="350.338">
            <text:p>350.338</text:p>
          </table:table-cell>
          <table:table-cell/>
          <table:table-cell office:value-type="string">
            <text:p>Fri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22 12:00</text:p>
          </table:table-cell>
          <table:table-cell office:value-type="float" office:value="350.878">
            <text:p>350.878</text:p>
          </table:table-cell>
          <table:table-cell/>
          <table:table-cell office:value-type="string">
            <text:p>Sat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23 12:00</text:p>
          </table:table-cell>
          <table:table-cell office:value-type="float" office:value="351.418">
            <text:p>351.418</text:p>
          </table:table-cell>
          <table:table-cell/>
          <table:table-cell office:value-type="string">
            <text:p>Sun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2014-03-24 12:00</text:p>
          </table:table-cell>
          <table:table-cell office:value-type="float" office:value="351.956">
            <text:p>351.956</text:p>
          </table:table-cell>
          <table:table-cell/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14-03-25 12:00</text:p>
          </table:table-cell>
          <table:table-cell table:style-name="ce14" office:value-type="float" office:value="352.493">
            <text:p>352.493</text:p>
          </table:table-cell>
          <table:table-cell table:style-name="ce14"/>
          <table:table-cell office:value-type="string">
            <text:p>T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r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a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u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d</text:p>
          </table:table-cell>
          <table:table-cell table:number-columns-repeated="3"/>
        </table:table-row>
        <table:table-row table:style-name="ro1" table:number-rows-repeated="10483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 style:data-style-name="N2" text:time-value="0000-00-00T11:05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0-20T06:12:23</meta:creation-date>
    <dc:date>2013-10-22T11:06:26</dc:date>
    <dc:creator>Ryan </dc:creator>
    <meta:editing-duration>PT2H14M55S</meta:editing-duration>
    <meta:editing-cycles>10</meta:editing-cycles>
    <meta:generator>LibreOffice/3.6$Linux_X86_64 LibreOffice_project/360m1$Build-304</meta:generator>
    <meta:printed-by>Ryan </meta:printed-by>
    <meta:print-date>2013-10-21T09:46:33</meta:print-date>
    <meta:document-statistic meta:table-count="2" meta:cell-count="1064" meta:object-count="1"/>
  </office:meta>
</office:document-meta>
</file>